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fo:min-height="2.1cm"/>
    </style:style>
    <style:style style:name="gr2" style:family="graphic" style:parent-style-name="standard">
      <style:graphic-properties draw:stroke="none" svg:stroke-color="#000000" draw:fill="none" draw:fill-color="#ffffff" fo:min-height="1.05cm"/>
    </style:style>
    <style:style style:name="gr3" style:family="graphic" style:parent-style-name="standard">
      <style:graphic-properties draw:stroke="none" draw:fill="none" fo:min-height="9.258cm"/>
    </style:style>
    <style:style style:name="gr4" style:family="graphic" style:parent-style-name="standard">
      <style:graphic-properties draw:fill="solid" draw:fill-color="#ffcc99" draw:textarea-horizontal-align="center" draw:textarea-vertical-align="middle"/>
    </style:style>
    <style:style style:name="gr5" style:family="graphic" style:parent-style-name="standard">
      <style:graphic-properties draw:fill="solid" draw:fill-color="#e6e6ff" draw:textarea-horizontal-align="center" draw:textarea-vertical-align="middle"/>
    </style:style>
    <style:style style:name="gr6" style:family="graphic" style:parent-style-name="standard">
      <style:graphic-properties draw:stroke="none" svg:stroke-color="#000000" draw:fill="none" draw:fill-color="#ffffff" fo:min-height="1cm"/>
    </style:style>
    <style:style style:name="gr7" style:family="graphic" style:parent-style-name="standard">
      <style:graphic-properties draw:stroke="dash" draw:stroke-dash="Fine_20_Dashed_20__28_var_29_" svg:stroke-width="0.1cm" svg:stroke-color="#008000" draw:marker-start-width="0.35cm" draw:marker-end="Arrow" draw:marker-end-width="0.45cm" draw:textarea-horizontal-align="center"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fo:min-height="0.637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stroke="none" svg:stroke-color="#000000" draw:fill="none" draw:fill-color="#ffffff" fo:min-height="0.75cm"/>
    </style:style>
    <style:style style:name="gr11"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12" style:family="graphic" style:parent-style-name="standard">
      <style:graphic-properties draw:fill="solid" draw:fill-color="#ffffcc" draw:textarea-horizontal-align="center" draw:textarea-vertical-align="middle"/>
    </style:style>
    <style:style style:name="gr13" style:family="graphic" style:parent-style-name="standard">
      <style:graphic-properties draw:stroke="none" svg:stroke-color="#000000" draw:fill="none" draw:fill-color="#ffffff" fo:min-height="4.55cm"/>
    </style:style>
    <style:style style:name="gr14" style:family="graphic" style:parent-style-name="standard">
      <style:graphic-properties draw:stroke="none" svg:stroke-color="#000000" draw:fill="none" draw:fill-color="#ffffff" fo:min-height="2.45cm"/>
    </style:style>
    <style:style style:name="gr15" style:family="graphic" style:parent-style-name="standard">
      <style:graphic-properties draw:stroke="none" draw:fill="none" fo:min-height="2.85cm"/>
    </style:style>
    <style:style style:name="gr16" style:family="graphic" style:parent-style-name="standard">
      <style:graphic-properties svg:stroke-width="0.1cm" svg:stroke-color="#ff0000" draw:marker-start-width="0.35cm" draw:marker-end="Arrow" draw:marker-end-width="0.45cm" draw:fill="solid" draw:textarea-horizontal-align="center" draw:textarea-vertical-align="middle" fo:padding-top="0.175cm" fo:padding-bottom="0.175cm" fo:padding-left="0.3cm" fo:padding-right="0.3cm"/>
    </style:style>
    <style:style style:name="gr17" style:family="graphic" style:parent-style-name="standard">
      <style:graphic-properties draw:stroke="none" svg:stroke-color="#000000" draw:fill="none" draw:fill-color="#ffffff" fo:min-height="0.9cm"/>
    </style:style>
    <style:style style:name="gr18" style:family="graphic" style:parent-style-name="standard">
      <style:graphic-properties draw:stroke="none" svg:stroke-color="#000000" draw:fill="none" draw:fill-color="#ffffff" fo:min-height="2.8cm"/>
    </style:style>
    <style:style style:name="gr19" style:family="graphic" style:parent-style-name="standard">
      <style:graphic-properties draw:stroke="none" svg:stroke-color="#000000" draw:fill="none" draw:fill-color="#ffffff" fo:min-height="4.09cm"/>
    </style:style>
    <style:style style:name="gr20" style:family="graphic" style:parent-style-name="standard">
      <style:graphic-properties draw:textarea-horizontal-align="justify" draw:textarea-vertical-align="middle" draw:auto-grow-height="false" fo:min-height="0cm" fo:min-width="0cm"/>
    </style:style>
    <style:style style:name="gr21" style:family="graphic" style:parent-style-name="standard">
      <style:graphic-properties draw:stroke="none" svg:stroke-color="#000000" draw:fill="none" draw:fill-color="#ffffff" fo:min-height="0.635cm"/>
    </style:style>
    <style:style style:name="gr22" style:family="graphic" style:parent-style-name="standard">
      <style:graphic-properties draw:stroke="none" svg:stroke-color="#000000" draw:fill="none" draw:fill-color="#ffffff" draw:textarea-horizontal-align="left" draw:auto-grow-height="true" draw:auto-grow-width="false" fo:min-height="2.29cm" fo:min-width="41.499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4" style:family="graphic" style:parent-style-name="standard">
      <style:graphic-properties draw:stroke="none" svg:stroke-color="#000000" draw:fill="none" draw:fill-color="#ffffff" fo:min-height="4.83cm"/>
    </style:style>
    <style:style style:name="gr25"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6" style:family="graphic" style:parent-style-name="standard">
      <style:graphic-properties draw:stroke="none" svg:stroke-width="0cm" dr3d:depth="0.823cm" dr3d:close-front="true" dr3d:close-back="true" dr3d:texture-generation-mode-x="parallel" dr3d:texture-generation-mode-y="parallel"/>
    </style:style>
    <style:style style:name="gr27"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solid" draw:fill-color="#b80047"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8" style:family="graphic" style:parent-style-name="standard">
      <style:graphic-properties draw:stroke="none" svg:stroke-width="0cm" draw:fill="solid" draw:fill-color="#b80047" dr3d:depth="0.449cm" dr3d:close-front="true" dr3d:close-back="true" dr3d:texture-generation-mode-x="parallel" dr3d:texture-generation-mode-y="parallel"/>
    </style:style>
    <style:style style:name="gr29" style:family="graphic" style:parent-style-name="standard">
      <style:graphic-properties draw:fill="solid" draw:fill-color="#99ccff" draw:textarea-horizontal-align="justify" draw:textarea-vertical-align="middle" draw:auto-grow-height="false" fo:min-height="0cm" fo:min-width="0cm"/>
    </style:style>
    <style:style style:name="gr30" style:family="graphic" style:parent-style-name="standard">
      <style:graphic-properties draw:fill="solid" draw:fill-color="#b80047" draw:textarea-horizontal-align="justify" draw:textarea-vertical-align="middle" draw:auto-grow-height="false" fo:min-height="0cm" fo:min-width="0cm"/>
    </style:style>
    <style:style style:name="gr31" style:family="graphic" style:parent-style-name="standard">
      <style:graphic-properties draw:stroke="none" svg:stroke-color="#000000" draw:fill="none" draw:fill-color="#ffffff" fo:min-height="1.905cm"/>
    </style:style>
    <style:style style:name="gr32" style:family="graphic" style:parent-style-name="standard">
      <style:graphic-properties draw:stroke="none" svg:stroke-color="#000000" draw:fill="none" draw:fill-color="#ffffff" fo:min-height="2.54cm"/>
    </style:style>
    <style:style style:name="gr33" style:family="graphic" style:parent-style-name="standard">
      <style:graphic-properties draw:stroke="none" svg:stroke-color="#000000" draw:fill="none" draw:fill-color="#ffffff" fo:min-height="5.08cm"/>
    </style:style>
    <style:style style:name="gr34" style:family="graphic" style:parent-style-name="standard">
      <style:graphic-properties draw:stroke="none" svg:stroke-width="0cm" dr3d:depth="0.437cm" dr3d:close-front="true" dr3d:close-back="true" dr3d:texture-generation-mode-x="parallel" dr3d:texture-generation-mode-y="parallel"/>
    </style:style>
    <style:style style:name="gr35" style:family="graphic" style:parent-style-name="standard">
      <style:graphic-properties draw:stroke="none" svg:stroke-width="0cm" draw:fill="solid" draw:fill-color="#b80047" dr3d:depth="0.54cm" dr3d:close-front="true" dr3d:close-back="true" dr3d:texture-generation-mode-x="parallel" dr3d:texture-generation-mode-y="parallel"/>
    </style:style>
    <style:style style:name="gr36" style:family="graphic" style:parent-style-name="standard">
      <style:graphic-properties draw:stroke="none" svg:stroke-color="#000000" draw:fill="none" draw:fill-color="#ffffff" fo:min-height="3.175cm"/>
    </style:style>
    <style:style style:name="gr37" style:family="graphic" style:parent-style-name="standard">
      <style:graphic-properties draw:stroke="none" svg:stroke-color="#000000" draw:fill="none" draw:fill-color="#ffffff" draw:textarea-horizontal-align="left" draw:auto-grow-height="true" draw:auto-grow-width="false" fo:min-height="2.29cm" fo:min-width="53.452cm"/>
    </style:style>
    <style:style style:name="gr38" style:family="graphic" style:parent-style-name="standard">
      <style:graphic-properties svg:stroke-color="#00ffff" draw:marker-end="Arrow" draw:marker-end-width="0.3cm" draw:textarea-horizontal-align="center" draw:textarea-vertical-align="middle"/>
    </style:style>
    <style:style style:name="gr39" style:family="graphic" style:parent-style-name="standard">
      <style:graphic-properties draw:fill="solid" draw:fill-color="#ffcc99" draw:textarea-horizontal-align="center" draw:textarea-vertical-align="middle" draw:shadow="hidden"/>
    </style:style>
    <style:style style:name="gr40" style:family="graphic" style:parent-style-name="standard">
      <style:graphic-properties draw:stroke="none" svg:stroke-color="#000000" draw:fill="none" draw:fill-color="#ffffff" fo:min-height="5.08cm"/>
    </style:style>
    <style:style style:name="gr41" style:family="graphic" style:parent-style-name="standard">
      <style:graphic-properties draw:stroke="none" svg:stroke-color="#000000" draw:fill="none" draw:fill-color="#ffffff" fo:min-height="5.715cm"/>
    </style:style>
    <style:style style:name="gr42" style:family="graphic" style:parent-style-name="Transparent">
      <style:graphic-properties draw:fill="solid" draw:fill-color="#00b8ff"/>
    </style:style>
    <style:style style:name="gr43" style:family="graphic" style:parent-style-name="standard">
      <style:graphic-properties svg:stroke-color="#2323dc" draw:marker-end="Arrow" draw:marker-end-width="0.3cm" draw:textarea-horizontal-align="center" draw:textarea-vertical-align="middle"/>
    </style:style>
    <style:style style:name="gr44" style:family="graphic" style:parent-style-name="standard">
      <style:graphic-properties svg:stroke-color="#008000" draw:marker-end="Arrow" draw:marker-end-width="0.3cm" draw:textarea-horizontal-align="center" draw:textarea-vertical-align="middle"/>
    </style:style>
    <style:style style:name="gr45" style:family="graphic" style:parent-style-name="Transparent">
      <style:graphic-properties draw:fill="solid" draw:fill-color="#b80047"/>
    </style:style>
    <style:style style:name="gr46" style:family="graphic" style:parent-style-name="standard">
      <style:graphic-properties svg:stroke-color="#800000" draw:marker-end="Arrow" draw:marker-end-width="0.3cm" draw:textarea-horizontal-align="center" draw:textarea-vertical-align="middle"/>
    </style:style>
    <style:style style:name="gr47" style:family="graphic" style:parent-style-name="standard">
      <style:graphic-properties draw:fill="solid" draw:fill-color="#ffcc99" draw:textarea-horizontal-align="justify" draw:textarea-vertical-align="middle" draw:auto-grow-height="false"/>
    </style:style>
    <style:style style:name="gr48" style:family="graphic" style:parent-style-name="standard">
      <style:graphic-properties svg:stroke-color="#000000" draw:marker-end="Arrow" draw:marker-end-width="0.3cm" draw:textarea-horizontal-align="center" draw:textarea-vertical-align="middle"/>
    </style:style>
    <style:style style:name="gr49" style:family="graphic" style:parent-style-name="standard">
      <style:graphic-properties draw:stroke="none" svg:stroke-color="#000000" draw:fill="none" draw:fill-color="#ffffff" fo:min-height="2.29cm"/>
    </style:style>
    <style:style style:name="gr50" style:family="graphic" style:parent-style-name="standard">
      <style:graphic-properties svg:stroke-color="#000080" draw:marker-end="Arrow" draw:marker-end-width="0.3cm" draw:textarea-horizontal-align="center" draw:textarea-vertical-align="middle"/>
    </style:style>
    <style:style style:name="gr51" style:family="graphic" style:parent-style-name="standard">
      <style:graphic-properties draw:textarea-horizontal-align="justify" draw:textarea-vertical-align="middle" draw:auto-grow-height="false"/>
    </style:style>
    <style:style style:name="gr52" style:family="graphic" style:parent-style-name="standard">
      <style:graphic-properties draw:stroke="none" svg:stroke-color="#000000" draw:fill="none" draw:fill-color="#ffffff" fo:min-height="4.445cm"/>
    </style:style>
    <style:style style:name="gr5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4" style:family="graphic" style:parent-style-name="standard">
      <style:graphic-properties draw:fill="solid" draw:fill-color="#e6e6ff"/>
    </style:style>
    <style:style style:name="gr55" style:family="graphic" style:parent-style-name="standard">
      <style:graphic-properties draw:fill="solid" draw:fill-color="#e6e6ff" fo:min-height="2.432cm" fo:min-width="2.182cm"/>
    </style:style>
    <style:style style:name="gr56" style:family="graphic" style:parent-style-name="standard">
      <style:graphic-properties draw:stroke="none" svg:stroke-color="#000000" draw:fill="none" draw:fill-color="#ffffff" fo:min-height="1.905cm"/>
    </style:style>
    <style:style style:name="gr57" style:family="graphic" style:parent-style-name="standard">
      <style:graphic-properties draw:fill="solid" draw:fill-color="#e6e64c" draw:textarea-horizontal-align="justify" draw:textarea-vertical-align="middle" draw:auto-grow-height="false"/>
    </style:style>
    <style:style style:name="gr58" style:family="graphic" style:parent-style-name="standard">
      <style:graphic-properties draw:fill="solid" draw:fill-color="#996633" draw:textarea-horizontal-align="justify" draw:textarea-vertical-align="middle" draw:auto-grow-height="false"/>
    </style:style>
    <style:style style:name="gr59" style:family="graphic" style:parent-style-name="standard">
      <style:graphic-properties draw:textarea-horizontal-align="justify" draw:textarea-vertical-align="middle" draw:auto-grow-height="false" fo:min-height="0cm" fo:min-width="0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0pt" fo:font-weight="bold"/>
    </style:style>
    <style:style style:name="P3" style:family="paragraph">
      <style:paragraph-properties fo:margin-left="0cm" fo:margin-right="0cm" fo:text-align="center" fo:text-indent="0cm"/>
    </style:style>
    <style:style style:name="P4" style:family="paragraph">
      <style:paragraph-properties fo:margin-left="0cm" fo:margin-right="0cm" fo:text-indent="0cm"/>
      <style:text-properties fo:color="#008000"/>
    </style:style>
    <style:style style:name="P5" style:family="paragraph">
      <style:paragraph-properties fo:text-align="center"/>
    </style:style>
    <style:style style:name="P6" style:family="paragraph">
      <style:paragraph-properties fo:margin-left="0cm" fo:margin-right="0cm" fo:text-indent="0cm"/>
      <style:text-properties fo:font-size="18pt" fo:font-weight="bold"/>
    </style:style>
    <style:style style:name="P7" style:family="paragraph">
      <style:paragraph-properties fo:margin-left="0cm" fo:margin-right="0cm" text:enable-numbering="true" fo:text-indent="0cm"/>
    </style:style>
    <style:style style:name="P8" style:family="paragraph">
      <style:paragraph-properties fo:margin-left="1.2cm" fo:margin-right="0cm" text:enable-numbering="false" fo:text-indent="-0.6cm"/>
    </style:style>
    <style:style style:name="P9" style:family="paragraph">
      <style:paragraph-properties fo:margin-left="0cm" fo:margin-right="0cm" fo:text-indent="0cm"/>
      <style:text-properties fo:color="#ff0000"/>
    </style:style>
    <style:style style:name="P10" style:family="paragraph">
      <style:paragraph-properties fo:margin-left="2.4cm" fo:margin-right="0cm" text:enable-numbering="true" fo:text-indent="-0.6cm"/>
    </style:style>
    <style:style style:name="P11" style:family="paragraph">
      <style:paragraph-properties fo:margin-left="1.8cm" fo:margin-right="0cm" text:enable-numbering="true" fo:text-indent="-0.6cm"/>
    </style:style>
    <style:style style:name="T1" style:family="text">
      <style:text-properties fo:language="en" fo:country="US" style:language-asian="en" style:country-asian="US" style:language-complex="en" style:country-complex="US"/>
    </style:style>
    <style:style style:name="T2" style:family="text">
      <style:text-properties style:text-position="super 58%" fo:language="en" fo:country="US" style:language-asian="en" style:country-asian="US" style:language-complex="en" style:country-complex="US"/>
    </style:style>
    <style:style style:name="T3" style:family="text">
      <style:text-properties fo:font-size="20pt" fo:font-weight="bold"/>
    </style:style>
    <style:style style:name="T4" style:family="text">
      <style:text-properties fo:language="en" fo:country="US" fo:font-weight="bold" style:language-asian="en" style:country-asian="US" style:language-complex="en" style:country-complex="US"/>
    </style:style>
    <style:style style:name="T5" style:family="text">
      <style:text-properties fo:font-weight="bold"/>
    </style:style>
    <style:style style:name="T6" style:family="text">
      <style:text-properties fo:font-size="14pt"/>
    </style:style>
    <style:style style:name="T7" style:family="text">
      <style:text-properties fo:color="#ffcc99"/>
    </style:style>
    <style:style style:name="T8" style:family="text">
      <style:text-properties fo:color="#9999ff"/>
    </style:style>
    <style:style style:name="T9" style:family="text">
      <style:text-properties fo:color="#008000"/>
    </style:style>
    <style:style style:name="T10" style:family="text">
      <style:text-properties fo:font-size="18pt" fo:font-weight="bold"/>
    </style:style>
    <style:style style:name="T11" style:family="text">
      <style:text-properties fo:color="#ff0000"/>
    </style:style>
    <style:style style:name="T12" style:family="text">
      <style:text-properties fo:color="#ffff00"/>
    </style:style>
    <style:style style:name="T13" style:family="text">
      <style:text-properties style:use-window-font-color="true"/>
    </style:style>
    <style:style style:name="T14" style:family="text">
      <style:text-properties fo:color="#ff0000" fo:language="en" fo:country="US" style:language-asian="en" style:country-asian="US" style:language-complex="en" style:country-complex="US"/>
    </style:style>
    <style:style style:name="T15" style:family="text">
      <style:text-properties fo:color="#ffff00" fo:language="en" fo:country="US" style:language-asian="en" style:country-asian="US" style:language-complex="en" style:country-complex="US"/>
    </style:style>
    <style:style style:name="T16" style:family="text">
      <style:text-properties fo:color="#000000" fo:language="en" fo:country="US" style:language-asian="en" style:country-asian="US" style:language-complex="en" style:country-complex="US"/>
    </style:style>
    <style:style style:name="T17" style:family="text">
      <style:text-properties fo:color="#000000" fo:font-size="12pt" fo:language="en" fo:country="US" style:language-asian="en" style:country-asian="US" style:language-complex="en" style:country-complex="US"/>
    </style:style>
    <style:style style:name="T18" style:family="text">
      <style:text-properties style:text-underline-style="solid" style:text-underline-width="auto" style:text-underline-color="font-color"/>
    </style:style>
    <style:style style:name="T19" style:family="text">
      <style:text-properties style:text-underline-style="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Introduction" draw:style-name="dp1" draw:master-page-name="Standard">
        <office:forms form:automatic-focus="false" form:apply-design-mode="false"/>
        <draw:frame draw:style-name="gr1" draw:text-style-name="P1" draw:layer="layout" svg:width="18.45cm" svg:height="5.198cm" svg:x="1.151cm" svg:y="3.75cm">
          <draw:text-box>
            <text:p text:style-name="P1"><text:span text:style-name="T1">This document concentrates on moving (pathfinding) of 2x2 units in UFO:AI. 1X1 units are basically the same except for diagonal checks. The rest is much more simple. Also most of the examples and descriptions completely ignore the 3. dimension (z axis) although it is used in the code as 3</text:span><text:span text:style-name="T2">rd</text:span><text:span text:style-name="T1"> argument for really every function. It will become very important when it comes to falling units later on though.</text:span></text:p>
          </draw:text-box>
        </draw:frame>
        <draw:frame draw:style-name="gr2" draw:text-style-name="P2" draw:layer="layout" svg:width="15.45cm" svg:height="1.3cm" svg:x="1.201cm" svg:y="1.65cm">
          <draw:text-box>
            <text:p text:style-name="P1"><text:span text:style-name="T3">UFO:AI Pathfinding for 2x2 units</text:span></text:p>
          </draw:text-box>
        </draw:frame>
        <draw:frame draw:style-name="gr3" draw:text-style-name="P1" draw:layer="layout" svg:width="18.559cm" svg:height="10.694cm" svg:x="1.392cm" svg:y="14.1cm">
          <draw:text-box>
            <text:p text:style-name="P1"><text:span text:style-name="T4">Programming</text:span><text:span text:style-name="T5"> information:</text:span></text:p>
            <text:p text:style-name="P1"/>
            <text:p text:style-name="P1"><text:span text:style-name="T1">For more information on the code used for pathfinding see </text:span></text:p>
            <text:p text:style-name="P1"><text:span text:style-name="T6"><text:a xlink:href="http://ufoai.ninex.info/wiki/index.php?title=TODO/General/Support_for_2x2_units">http://ufoai.ninex.info/wiki/index.php?title=TODO/General/Support_for_2x2_units</text:a></text:span></text:p>
            <text:p text:style-name="P1"/>
            <text:p text:style-name="P1">cl_actor.c (Client):CL_ConditionalMoveCalc (Grid_MoveCalc)</text:p>
            <text:p text:style-name="P1">g_client.c (Server):G_MoveCalc (as gi.MoveCalc)</text:p>
            <text:p text:style-name="P1"/>
            <text:p text:style-name="P1">cmodel.c:Grid_MoveCalc</text:p>
            <text:p text:style-name="P1">cmodel.c:Grid_MoveMarkRoute</text:p>
            <text:p text:style-name="P1">cmodel.c:Grid_MoveMark</text:p>
            <text:p text:style-name="P1">cmodel.c:Grid_CheckForbidden</text:p>
            <text:p text:style-name="P1"/>
            <text:p text:style-name="P1"><text:span text:style-name="T1">The size of a unit is stored in le-&gt;fieldSize or ent-&gt;fieldSize</text:span></text:p>
            <text:p text:style-name="P1"><text:span text:style-name="T1">Its position (x,y,z) is located in le-&gt;pos or ent&gt;pos</text:span></text:p>
          </draw:text-box>
        </draw:frame>
      </draw:page>
      <draw:page draw:name="General Moving" draw:style-name="dp1" draw:master-page-name="Standard">
        <office:forms form:automatic-focus="false" form:apply-design-mode="false"/>
        <draw:g>
          <draw:rect draw:style-name="gr4" draw:text-style-name="P3" draw:layer="layout" svg:width="2.1cm" svg:height="2.1cm" svg:x="2.501cm" svg:y="8.25cm">
            <text:p text:style-name="P3">Ox</text:p>
            <text:p text:style-name="P3">Oy</text:p>
          </draw:rect>
          <draw:rect draw:style-name="gr4" draw:text-style-name="P3" draw:layer="layout" svg:width="2.1cm" svg:height="2.1cm" svg:x="4.601cm" svg:y="8.25cm">
            <text:p text:style-name="P3">Ox+1</text:p>
            <text:p text:style-name="P3">Oy</text:p>
          </draw:rect>
          <draw:rect draw:style-name="gr4" draw:text-style-name="P3" draw:layer="layout" svg:width="2.1cm" svg:height="2.1cm" svg:x="2.501cm" svg:y="10.35cm">
            <text:p text:style-name="P3">Ox</text:p>
            <text:p text:style-name="P3">Oy+1</text:p>
          </draw:rect>
          <draw:rect draw:style-name="gr4" draw:text-style-name="P3" draw:layer="layout" svg:width="2.1cm" svg:height="2.1cm" svg:x="4.601cm" svg:y="10.35cm">
            <text:p text:style-name="P3">Ox+1</text:p>
            <text:p text:style-name="P3">Oy+1</text:p>
          </draw:rect>
        </draw:g>
        <draw:g>
          <draw:rect draw:style-name="gr5" draw:text-style-name="P3" draw:layer="layout" svg:width="2.1cm" svg:height="2.1cm" svg:x="6.801cm" svg:y="8.25cm">
            <text:p text:style-name="P3">Nx</text:p>
            <text:p text:style-name="P3">Ny</text:p>
          </draw:rect>
          <draw:rect draw:style-name="gr5" draw:text-style-name="P3" draw:layer="layout" svg:width="2.1cm" svg:height="2.1cm" svg:x="8.901cm" svg:y="8.25cm">
            <text:p text:style-name="P3">Nx+1</text:p>
            <text:p text:style-name="P3">Ny</text:p>
          </draw:rect>
          <draw:rect draw:style-name="gr5" draw:text-style-name="P3" draw:layer="layout" svg:width="2.1cm" svg:height="2.1cm" svg:x="6.801cm" svg:y="10.35cm">
            <text:p text:style-name="P3">Nx</text:p>
            <text:p text:style-name="P3">Ny+1</text:p>
          </draw:rect>
          <draw:rect draw:style-name="gr5" draw:text-style-name="P3" draw:layer="layout" svg:width="2.1cm" svg:height="2.1cm" svg:x="8.901cm" svg:y="10.35cm">
            <text:p text:style-name="P3">Nx+1</text:p>
            <text:p text:style-name="P3">Ny+1</text:p>
          </draw:rect>
        </draw:g>
        <draw:frame draw:style-name="gr6" draw:text-style-name="P1" draw:layer="layout" svg:width="8.207cm" svg:height="5.875cm" svg:x="12.551cm" svg:y="6.9cm">
          <draw:text-box>
            <text:p text:style-name="P1"><text:span text:style-name="T7">O: Old or original position</text:span></text:p>
            <text:p text:style-name="P1"><text:span text:style-name="T8">N: New Position</text:span></text:p>
            <text:p text:style-name="P1"><text:span text:style-name="T9">D: Direction of move</text:span></text:p>
            <text:p text:style-name="P1"/>
            <text:p text:style-name="P1"/>
            <text:p text:style-name="P1">Moving:</text:p>
            <text:p text:style-name="P1"><text:tab/>Nx = Ox + Dx</text:p>
            <text:p text:style-name="P1"><text:tab/>Ny = Oy + Dy</text:p>
          </draw:text-box>
        </draw:frame>
        <draw:frame draw:style-name="gr6" draw:text-style-name="P4" draw:layer="layout" svg:width="5.6cm" svg:height="2.36cm" svg:x="2.051cm" svg:y="15.763cm">
          <draw:text-box>
            <text:p text:style-name="P1"><text:span text:style-name="T9">Shown example:</text:span></text:p>
            <text:p text:style-name="P1"><text:span text:style-name="T9"><text:tab/></text:span><text:span text:style-name="T9">Dx = 1</text:span></text:p>
            <text:p text:style-name="P1"><text:span text:style-name="T9"><text:tab/></text:span><text:span text:style-name="T9">Dy = 1</text:span></text:p>
          </draw:text-box>
        </draw:frame>
        <draw:line draw:style-name="gr7" draw:text-style-name="P5" draw:layer="layout" svg:x1="2.501cm" svg:y1="14.2cm" svg:x2="7.351cm" svg:y2="14.25cm">
          <text:p text:style-name="P1"/>
        </draw:line>
        <draw:g>
          <draw:rect draw:style-name="gr4" draw:text-style-name="P3" draw:layer="layout" svg:width="2.1cm" svg:height="2.1cm" svg:x="8.451cm" svg:y="15.8cm">
            <text:p text:style-name="P3">Ox</text:p>
            <text:p text:style-name="P3">Oy</text:p>
          </draw:rect>
          <draw:rect draw:style-name="gr4" draw:text-style-name="P3" draw:layer="layout" svg:width="2.1cm" svg:height="2.1cm" svg:x="10.551cm" svg:y="15.8cm">
            <text:p text:style-name="P3">Ox+1</text:p>
            <text:p text:style-name="P3">Oy</text:p>
          </draw:rect>
          <draw:rect draw:style-name="gr4" draw:text-style-name="P3" draw:layer="layout" svg:width="2.1cm" svg:height="2.1cm" svg:x="8.451cm" svg:y="17.9cm">
            <text:p text:style-name="P3">Ox</text:p>
            <text:p text:style-name="P3">Oy+1</text:p>
          </draw:rect>
          <draw:rect draw:style-name="gr4" draw:text-style-name="P3" draw:layer="layout" svg:width="2.1cm" svg:height="2.1cm" svg:x="10.551cm" svg:y="17.9cm">
            <text:p text:style-name="P3">Ox+1</text:p>
            <text:p text:style-name="P3">Oy+1</text:p>
          </draw:rect>
        </draw:g>
        <draw:g>
          <draw:rect draw:style-name="gr5" draw:text-style-name="P3" draw:layer="layout" svg:width="2.1cm" svg:height="2.1cm" svg:x="10.701cm" svg:y="18.05cm">
            <text:p text:style-name="P3">Nx</text:p>
            <text:p text:style-name="P3">Ny</text:p>
          </draw:rect>
          <draw:rect draw:style-name="gr5" draw:text-style-name="P3" draw:layer="layout" svg:width="2.1cm" svg:height="2.1cm" svg:x="12.801cm" svg:y="18.05cm">
            <text:p text:style-name="P3">Nx+1</text:p>
            <text:p text:style-name="P3">Ny</text:p>
          </draw:rect>
          <draw:rect draw:style-name="gr5" draw:text-style-name="P3" draw:layer="layout" svg:width="2.1cm" svg:height="2.1cm" svg:x="10.701cm" svg:y="20.15cm">
            <text:p text:style-name="P3">Nx</text:p>
            <text:p text:style-name="P3">Ny+1</text:p>
          </draw:rect>
          <draw:rect draw:style-name="gr5" draw:text-style-name="P3" draw:layer="layout" svg:width="2.1cm" svg:height="2.1cm" svg:x="12.801cm" svg:y="20.15cm">
            <text:p text:style-name="P3">Nx+1</text:p>
            <text:p text:style-name="P3">Ny+1</text:p>
          </draw:rect>
        </draw:g>
        <draw:line draw:style-name="gr7" draw:text-style-name="P5" draw:layer="layout" svg:x1="12.651cm" svg:y1="15.8cm" svg:x2="14.751cm" svg:y2="17.9cm">
          <text:p text:style-name="P1"/>
        </draw:line>
        <draw:line draw:style-name="gr7" draw:text-style-name="P5" draw:layer="layout" svg:x1="8.451cm" svg:y1="20cm" svg:x2="10.551cm" svg:y2="22.1cm">
          <text:p text:style-name="P1"/>
        </draw:line>
        <draw:frame draw:style-name="gr8" draw:text-style-name="P4" draw:layer="layout" svg:width="0.95cm" svg:height="0.954cm" svg:x="13.401cm" svg:y="15.75cm">
          <draw:text-box>
            <text:p text:style-name="P1"><text:span text:style-name="T9">D</text:span></text:p>
          </draw:text-box>
        </draw:frame>
        <draw:frame draw:style-name="gr8" draw:text-style-name="P4" draw:layer="layout" svg:width="0.95cm" svg:height="0.954cm" svg:x="4.251cm" svg:y="13.087cm">
          <draw:text-box>
            <text:p text:style-name="P1"><text:span text:style-name="T9">D</text:span></text:p>
          </draw:text-box>
        </draw:frame>
        <draw:line draw:style-name="gr9" draw:text-style-name="P5" draw:layer="layout" svg:x1="1.101cm" svg:y1="7.35cm" svg:x2="9.101cm" svg:y2="7.35cm">
          <text:p text:style-name="P1"/>
        </draw:line>
        <draw:line draw:style-name="gr9" draw:text-style-name="P5" draw:layer="layout" svg:x1="1.701cm" svg:y1="6.7cm" svg:x2="1.701cm" svg:y2="14.7cm">
          <text:p text:style-name="P1"/>
        </draw:line>
        <draw:frame draw:style-name="gr10" draw:text-style-name="P1" draw:layer="layout" svg:width="0.95cm" svg:height="1cm" svg:x="7.851cm" svg:y="6.35cm">
          <draw:text-box>
            <text:p text:style-name="P1">x</text:p>
          </draw:text-box>
        </draw:frame>
        <draw:frame draw:style-name="gr10" draw:text-style-name="P1" draw:layer="layout" svg:width="0.95cm" svg:height="1cm" svg:x="0.701cm" svg:y="13.4cm">
          <draw:text-box>
            <text:p text:style-name="P1">y</text:p>
          </draw:text-box>
        </draw:frame>
        <draw:line draw:style-name="gr11" draw:text-style-name="P5" draw:layer="layout" svg:x1="0.601cm" svg:y1="15.05cm" svg:x2="20.358cm" svg:y2="15.05cm">
          <text:p text:style-name="P1"/>
        </draw:line>
        <draw:line draw:style-name="gr11" draw:text-style-name="P5" draw:layer="layout" svg:x1="0.601cm" svg:y1="23.2cm" svg:x2="20.358cm" svg:y2="23.2cm">
          <text:p text:style-name="P1"/>
        </draw:line>
        <draw:frame draw:style-name="gr6" draw:text-style-name="P4" draw:layer="layout" svg:width="5.6cm" svg:height="2.36cm" svg:x="2.001cm" svg:y="24.156cm">
          <draw:text-box>
            <text:p text:style-name="P1"><text:span text:style-name="T9">Shown example:</text:span></text:p>
            <text:p text:style-name="P1"><text:span text:style-name="T9"><text:tab/></text:span><text:span text:style-name="T9">Dx = -1</text:span></text:p>
            <text:p text:style-name="P1"><text:span text:style-name="T9"><text:tab/></text:span><text:span text:style-name="T9">Dy = 0</text:span></text:p>
          </draw:text-box>
        </draw:frame>
        <draw:g>
          <draw:rect draw:style-name="gr4" draw:text-style-name="P3" draw:layer="layout" svg:width="2.1cm" svg:height="2.1cm" svg:x="11.751cm" svg:y="24.463cm">
            <text:p text:style-name="P3">Ox</text:p>
            <text:p text:style-name="P3">Oy</text:p>
          </draw:rect>
          <draw:rect draw:style-name="gr4" draw:text-style-name="P3" draw:layer="layout" svg:width="2.1cm" svg:height="2.1cm" svg:x="13.851cm" svg:y="24.463cm">
            <text:p text:style-name="P3">Ox+1</text:p>
            <text:p text:style-name="P3">Oy</text:p>
          </draw:rect>
          <draw:rect draw:style-name="gr4" draw:text-style-name="P3" draw:layer="layout" svg:width="2.1cm" svg:height="2.1cm" svg:x="11.751cm" svg:y="26.563cm">
            <text:p text:style-name="P3">Ox</text:p>
            <text:p text:style-name="P3">Oy+1</text:p>
          </draw:rect>
          <draw:rect draw:style-name="gr4" draw:text-style-name="P3" draw:layer="layout" svg:width="2.1cm" svg:height="2.1cm" svg:x="13.851cm" svg:y="26.563cm">
            <text:p text:style-name="P3">Ox+1</text:p>
            <text:p text:style-name="P3">Oy+1</text:p>
          </draw:rect>
        </draw:g>
        <draw:g>
          <draw:rect draw:style-name="gr5" draw:text-style-name="P3" draw:layer="layout" svg:width="2.1cm" svg:height="2.1cm" svg:x="9.451cm" svg:y="24.663cm">
            <text:p text:style-name="P3">Nx</text:p>
            <text:p text:style-name="P3">Ny</text:p>
          </draw:rect>
          <draw:rect draw:style-name="gr5" draw:text-style-name="P3" draw:layer="layout" svg:width="2.1cm" svg:height="2.1cm" svg:x="11.551cm" svg:y="24.663cm">
            <text:p text:style-name="P3">Nx+1</text:p>
            <text:p text:style-name="P3">Ny</text:p>
          </draw:rect>
          <draw:rect draw:style-name="gr5" draw:text-style-name="P3" draw:layer="layout" svg:width="2.1cm" svg:height="2.1cm" svg:x="9.451cm" svg:y="26.763cm">
            <text:p text:style-name="P3">Nx</text:p>
            <text:p text:style-name="P3">Ny+1</text:p>
          </draw:rect>
          <draw:rect draw:style-name="gr5" draw:text-style-name="P3" draw:layer="layout" svg:width="2.1cm" svg:height="2.1cm" svg:x="11.551cm" svg:y="26.763cm">
            <text:p text:style-name="P3">Nx+1</text:p>
            <text:p text:style-name="P3">Ny+1</text:p>
          </draw:rect>
        </draw:g>
        <draw:line draw:style-name="gr7" draw:text-style-name="P5" draw:layer="layout" svg:x1="15.951cm" svg:y1="24.463cm" svg:x2="13.851cm" svg:y2="24.463cm">
          <text:p text:style-name="P1"/>
        </draw:line>
        <draw:frame draw:style-name="gr8" draw:text-style-name="P4" draw:layer="layout" svg:width="0.95cm" svg:height="0.954cm" svg:x="14.501cm" svg:y="23.3cm">
          <draw:text-box>
            <text:p text:style-name="P1"><text:span text:style-name="T9">D</text:span></text:p>
          </draw:text-box>
        </draw:frame>
        <draw:line draw:style-name="gr7" draw:text-style-name="P5" draw:layer="layout" svg:x1="15.951cm" svg:y1="28.663cm" svg:x2="13.851cm" svg:y2="28.663cm">
          <text:p text:style-name="P1"/>
        </draw:line>
        <draw:frame draw:style-name="gr1" draw:text-style-name="P1" draw:layer="layout" svg:width="18.45cm" svg:height="4.469cm" svg:x="1.251cm" svg:y="2.116cm">
          <draw:text-box>
            <text:p text:style-name="P1"><text:span text:style-name="T1">The x,y grid shown below represents one level in the 3-dimensional map (battlescape)</text:span></text:p>
            <text:p text:style-name="P1"><text:span text:style-name="T1">You can safely ignore in what direction the x and y axes point because in the game itself it depends on the point of view where they really are. I'll try to describe all things with that in mind. All movements are calculated for a distance of 1 field.</text:span></text:p>
          </draw:text-box>
        </draw:frame>
        <draw:frame draw:style-name="gr2" draw:text-style-name="P6" draw:layer="layout" svg:width="15.45cm" svg:height="1.3cm" svg:x="1.251cm" svg:y="1cm">
          <draw:text-box>
            <text:p text:style-name="P1"><text:span text:style-name="T10">General moving information</text:span></text:p>
          </draw:text-box>
        </draw:frame>
      </draw:page>
      <draw:page draw:name="Connection Checks I" draw:style-name="dp1" draw:master-page-name="Standard">
        <office:forms form:automatic-focus="false" form:apply-design-mode="false"/>
        <draw:g>
          <draw:rect draw:style-name="gr4" draw:text-style-name="P3" draw:layer="layout" svg:width="2.1cm" svg:height="2.1cm" svg:x="2cm" svg:y="23.085cm">
            <text:p text:style-name="P3">Ox</text:p>
            <text:p text:style-name="P3">Oy</text:p>
          </draw:rect>
          <draw:rect draw:style-name="gr4" draw:text-style-name="P3" draw:layer="layout" svg:width="2.1cm" svg:height="2.1cm" svg:x="4.1cm" svg:y="23.085cm">
            <text:p text:style-name="P3">Ox+1</text:p>
            <text:p text:style-name="P3">Oy</text:p>
          </draw:rect>
          <draw:rect draw:style-name="gr4" draw:text-style-name="P3" draw:layer="layout" svg:width="2.1cm" svg:height="2.1cm" svg:x="2cm" svg:y="25.185cm">
            <text:p text:style-name="P3">Ox</text:p>
            <text:p text:style-name="P3">Oy+1</text:p>
          </draw:rect>
          <draw:rect draw:style-name="gr4" draw:text-style-name="P3" draw:layer="layout" svg:width="2.1cm" svg:height="2.1cm" svg:x="4.1cm" svg:y="25.185cm">
            <text:p text:style-name="P3">Ox+1</text:p>
            <text:p text:style-name="P3">Oy+1</text:p>
          </draw:rect>
        </draw:g>
        <draw:rect draw:style-name="gr12" draw:text-style-name="P3" draw:layer="layout" svg:width="2.1cm" svg:height="2.1cm" svg:x="6.2cm" svg:y="23.085cm">
          <text:p text:style-name="P3">A</text:p>
        </draw:rect>
        <draw:rect draw:style-name="gr12" draw:text-style-name="P3" draw:layer="layout" svg:width="2.1cm" svg:height="2.1cm" svg:x="6.2cm" svg:y="25.185cm">
          <text:p text:style-name="P3">B</text:p>
        </draw:rect>
        <draw:frame draw:style-name="gr6" draw:text-style-name="P4" draw:layer="layout" svg:width="5.6cm" svg:height="2.36cm" svg:x="1.9cm" svg:y="17.156cm">
          <draw:text-box>
            <text:p text:style-name="P1"><text:span text:style-name="T9">Shown example:</text:span></text:p>
            <text:p text:style-name="P1"><text:span text:style-name="T9"><text:tab/></text:span><text:span text:style-name="T9">Dx = 1</text:span></text:p>
            <text:p text:style-name="P1"><text:span text:style-name="T9"><text:tab/></text:span><text:span text:style-name="T9">Dy = 0</text:span></text:p>
          </draw:text-box>
        </draw:frame>
        <draw:g>
          <draw:rect draw:style-name="gr4" draw:text-style-name="P3" draw:layer="layout" svg:width="2.1cm" svg:height="2.1cm" svg:x="11.65cm" svg:y="17.463cm">
            <text:p text:style-name="P3">Ox</text:p>
            <text:p text:style-name="P3">Oy</text:p>
          </draw:rect>
          <draw:rect draw:style-name="gr4" draw:text-style-name="P3" draw:layer="layout" svg:width="2.1cm" svg:height="2.1cm" svg:x="13.75cm" svg:y="17.463cm">
            <text:p text:style-name="P3">Ox+1</text:p>
            <text:p text:style-name="P3">Oy</text:p>
          </draw:rect>
          <draw:rect draw:style-name="gr4" draw:text-style-name="P3" draw:layer="layout" svg:width="2.1cm" svg:height="2.1cm" svg:x="11.65cm" svg:y="19.563cm">
            <text:p text:style-name="P3">Ox</text:p>
            <text:p text:style-name="P3">Oy+1</text:p>
          </draw:rect>
          <draw:rect draw:style-name="gr4" draw:text-style-name="P3" draw:layer="layout" svg:width="2.1cm" svg:height="2.1cm" svg:x="13.75cm" svg:y="19.563cm">
            <text:p text:style-name="P3">Ox+1</text:p>
            <text:p text:style-name="P3">Oy+1</text:p>
          </draw:rect>
        </draw:g>
        <draw:g>
          <draw:rect draw:style-name="gr5" draw:text-style-name="P3" draw:layer="layout" svg:width="2.1cm" svg:height="2.1cm" svg:x="14.1cm" svg:y="17.75cm">
            <text:p text:style-name="P3">Nx</text:p>
            <text:p text:style-name="P3">Ny</text:p>
          </draw:rect>
          <draw:rect draw:style-name="gr5" draw:text-style-name="P3" draw:layer="layout" svg:width="2.1cm" svg:height="2.1cm" svg:x="16.2cm" svg:y="17.75cm">
            <text:p text:style-name="P3">Nx+1</text:p>
            <text:p text:style-name="P3">Ny</text:p>
          </draw:rect>
          <draw:rect draw:style-name="gr5" draw:text-style-name="P3" draw:layer="layout" svg:width="2.1cm" svg:height="2.1cm" svg:x="14.1cm" svg:y="19.85cm">
            <text:p text:style-name="P3">Nx</text:p>
            <text:p text:style-name="P3">Ny+1</text:p>
          </draw:rect>
          <draw:rect draw:style-name="gr5" draw:text-style-name="P3" draw:layer="layout" svg:width="2.1cm" svg:height="2.1cm" svg:x="16.2cm" svg:y="19.85cm">
            <text:p text:style-name="P3">Nx+1</text:p>
            <text:p text:style-name="P3">Ny+1</text:p>
          </draw:rect>
        </draw:g>
        <draw:line draw:style-name="gr7" draw:text-style-name="P5" draw:layer="layout" svg:x1="13.75cm" svg:y1="17.45cm" svg:x2="15.85cm" svg:y2="17.45cm">
          <text:p text:style-name="P1"/>
        </draw:line>
        <draw:frame draw:style-name="gr8" draw:text-style-name="P4" draw:layer="layout" svg:width="0.95cm" svg:height="0.954cm" svg:x="14.4cm" svg:y="16.3cm">
          <draw:text-box>
            <text:p text:style-name="P1"><text:span text:style-name="T9">D</text:span></text:p>
          </draw:text-box>
        </draw:frame>
        <draw:line draw:style-name="gr7" draw:text-style-name="P5" draw:layer="layout" svg:x1="13.75cm" svg:y1="21.95cm" svg:x2="15.85cm" svg:y2="21.95cm">
          <text:p text:style-name="P1"/>
        </draw:line>
        <draw:frame draw:style-name="gr13" draw:text-style-name="P1" draw:layer="layout" svg:width="10.199cm" svg:height="5.172cm" svg:x="8.8cm" svg:y="23cm">
          <draw:text-box>
            <text:list text:style-name="L1">
              <text:list-item>
                <text:p text:style-name="P1">In this example we need to check the following <text:span text:style-name="T11">connections</text:span>:</text:p>
              </text:list-item>
            </text:list>
            <text:list text:style-name="L1">
              <text:list-item>
                <text:p text:style-name="P7"><text:span text:style-name="T7">(Ox+1,Oy)</text:span> to <text:span text:style-name="T12">A</text:span><text:span text:style-name="T13">:</text:span></text:p>
              </text:list-item>
            </text:list>
            <text:list text:style-name="L1">
              <text:list-item>
                <text:list>
                  <text:list-item>
                    <text:p text:style-name="P8">PX(Ox+1,Oy)</text:p>
                  </text:list-item>
                </text:list>
              </text:list-item>
            </text:list>
            <text:list text:style-name="L1">
              <text:list-item>
                <text:p text:style-name="P7"><text:span text:style-name="T7">(Ox+1,Oy+1)</text:span> to <text:span text:style-name="T12">B</text:span><text:span text:style-name="T13">:</text:span></text:p>
              </text:list-item>
            </text:list>
            <text:list text:style-name="L1">
              <text:list-item>
                <text:list>
                  <text:list-item>
                    <text:p text:style-name="P8">PX(Ox+1,Oy+1)</text:p>
                  </text:list-item>
                </text:list>
              </text:list-item>
            </text:list>
            <text:list text:style-name="L1">
              <text:list-item>
                <text:p text:style-name="P1"/>
              </text:list-item>
            </text:list>
          </draw:text-box>
        </draw:frame>
        <draw:line draw:style-name="gr11" draw:text-style-name="P5" draw:layer="layout" svg:x1="0.601cm" svg:y1="16.224cm" svg:x2="20.358cm" svg:y2="16.224cm">
          <text:p text:style-name="P1"/>
        </draw:line>
        <draw:frame draw:style-name="gr14" draw:text-style-name="P1" draw:layer="layout" svg:width="18.8cm" svg:height="5.214cm" svg:x="1.151cm" svg:y="0.75cm">
          <draw:text-box>
            <text:p text:style-name="P1"><text:span text:style-name="T4">General Connection-test information</text:span></text:p>
            <text:p text:style-name="P1"><text:span text:style-name="T1">We can only check for straight (orthogonal) connections, not diagonal ones (these things are handled differently for each fieldSize anyway).</text:span></text:p>
            <text:p text:style-name="P1"/>
            <text:p text:style-name="P1"><text:span text:style-name="T1">Because of this there are four (4) fields we can check the connection to from a starting field.</text:span></text:p>
          </draw:text-box>
        </draw:frame>
        <draw:g>
          <draw:rect draw:style-name="gr4" draw:text-style-name="P3" draw:layer="layout" svg:width="2.1cm" svg:height="2.1cm" svg:x="3.451cm" svg:y="9.3cm">
            <text:p text:style-name="P3">S(x,y)</text:p>
          </draw:rect>
          <draw:rect draw:style-name="gr12" draw:text-style-name="P3" draw:layer="layout" svg:width="2.1cm" svg:height="2.1cm" svg:x="3.451cm" svg:y="7.2cm">
            <text:p text:style-name="P3">NY(S)</text:p>
          </draw:rect>
          <draw:rect draw:style-name="gr12" draw:text-style-name="P3" draw:layer="layout" svg:width="2.1cm" svg:height="2.1cm" svg:x="1.351cm" svg:y="9.3cm">
            <text:p text:style-name="P3">NX(S)</text:p>
          </draw:rect>
          <draw:rect draw:style-name="gr12" draw:text-style-name="P3" draw:layer="layout" svg:width="2.1cm" svg:height="2.1cm" svg:x="5.551cm" svg:y="9.3cm">
            <text:p text:style-name="P3">PX(S)</text:p>
          </draw:rect>
          <draw:rect draw:style-name="gr12" draw:text-style-name="P3" draw:layer="layout" svg:width="2.1cm" svg:height="2.1cm" svg:x="3.451cm" svg:y="11.4cm">
            <text:p text:style-name="P3">PY(S)</text:p>
          </draw:rect>
        </draw:g>
        <draw:frame draw:style-name="gr15" draw:text-style-name="P1" draw:layer="layout" svg:width="12.224cm" svg:height="4.469cm" svg:x="8.101cm" svg:y="6.9cm">
          <draw:text-box>
            <text:p text:style-name="P1">PX ... Next field along the positive x axis.</text:p>
            <text:p text:style-name="P1">NX ... Next field along the negative x axis.</text:p>
            <text:p text:style-name="P1">PY ... Next field along the positive y axis.</text:p>
            <text:p text:style-name="P1">NY ... Next field along the negative y axis.</text:p>
          </draw:text-box>
        </draw:frame>
        <draw:frame draw:style-name="gr15" draw:text-style-name="P1" draw:layer="layout" svg:width="12.224cm" svg:height="3.1cm" svg:x="8.101cm" svg:y="10.4cm">
          <draw:text-box>
            <text:p text:style-name="P1">PX(S) = Connection to [Sx+1, Sy]</text:p>
            <text:p text:style-name="P1">NX(S) = Connection to [Sx-1, Sy]</text:p>
            <text:p text:style-name="P1">PY(S) = Connection to [Sx, Sy+1]</text:p>
            <text:p text:style-name="P1">NY(S) = Connection to [Sx, Sy-1]</text:p>
          </draw:text-box>
        </draw:frame>
        <draw:line draw:style-name="gr16" draw:text-style-name="P5" draw:layer="layout" svg:x1="4.901cm" svg:y1="27.1cm" svg:x2="7.301cm" svg:y2="27.1cm">
          <text:p text:style-name="P1"/>
        </draw:line>
        <draw:frame draw:style-name="gr17" draw:text-style-name="P9" draw:layer="layout" svg:width="0.9cm" svg:height="1.15cm" svg:x="5.601cm" svg:y="22.15cm">
          <draw:text-box>
            <text:p text:style-name="P1"><text:span text:style-name="T11">?</text:span></text:p>
          </draw:text-box>
        </draw:frame>
        <draw:line draw:style-name="gr16" draw:text-style-name="P5" draw:layer="layout" svg:x1="4.901cm" svg:y1="23.271cm" svg:x2="7.301cm" svg:y2="23.271cm">
          <text:p text:style-name="P1"/>
        </draw:line>
        <draw:frame draw:style-name="gr17" draw:text-style-name="P9" draw:layer="layout" svg:width="0.9cm" svg:height="1.15cm" svg:x="5.501cm" svg:y="27.25cm">
          <draw:text-box>
            <text:p text:style-name="P1"><text:span text:style-name="T11">?</text:span></text:p>
          </draw:text-box>
        </draw:frame>
      </draw:page>
      <draw:page draw:name="Connection Checks II" draw:style-name="dp1" draw:master-page-name="Standard">
        <office:forms form:automatic-focus="false" form:apply-design-mode="false"/>
        <draw:g>
          <draw:rect draw:style-name="gr4" draw:text-style-name="P3" draw:layer="layout" svg:width="2.1cm" svg:height="2.1cm" svg:x="4.451cm" svg:y="10.2cm">
            <text:p text:style-name="P3">Ox</text:p>
            <text:p text:style-name="P3">Oy</text:p>
          </draw:rect>
          <draw:rect draw:style-name="gr4" draw:text-style-name="P3" draw:layer="layout" svg:width="2.1cm" svg:height="2.1cm" svg:x="6.551cm" svg:y="10.2cm">
            <text:p text:style-name="P3">Ox+1</text:p>
            <text:p text:style-name="P3">Oy</text:p>
          </draw:rect>
          <draw:rect draw:style-name="gr4" draw:text-style-name="P3" draw:layer="layout" svg:width="2.1cm" svg:height="2.1cm" svg:x="4.451cm" svg:y="12.3cm">
            <text:p text:style-name="P3">Ox</text:p>
            <text:p text:style-name="P3">Oy+1</text:p>
          </draw:rect>
          <draw:rect draw:style-name="gr4" draw:text-style-name="P3" draw:layer="layout" svg:width="2.1cm" svg:height="2.1cm" svg:x="6.551cm" svg:y="12.3cm">
            <text:p text:style-name="P3">Ox+1</text:p>
            <text:p text:style-name="P3">Oy+1</text:p>
          </draw:rect>
        </draw:g>
        <draw:rect draw:style-name="gr12" draw:text-style-name="P3" draw:layer="layout" svg:width="2.1cm" svg:height="2.1cm" svg:x="4.451cm" svg:y="8.1cm">
          <text:p text:style-name="P3">A</text:p>
        </draw:rect>
        <draw:rect draw:style-name="gr12" draw:text-style-name="P3" draw:layer="layout" svg:width="2.1cm" svg:height="2.1cm" svg:x="2.351cm" svg:y="8.115cm">
          <text:p text:style-name="P3">C</text:p>
        </draw:rect>
        <draw:frame draw:style-name="gr6" draw:text-style-name="P4" draw:layer="layout" svg:width="5.6cm" svg:height="2.36cm" svg:x="1.901cm" svg:y="1.906cm">
          <draw:text-box>
            <text:p text:style-name="P1"><text:span text:style-name="T9">Shown example:</text:span></text:p>
            <text:p text:style-name="P1"><text:span text:style-name="T9"><text:tab/></text:span><text:span text:style-name="T9">Dx = -1</text:span></text:p>
            <text:p text:style-name="P1"><text:span text:style-name="T9"><text:tab/></text:span><text:span text:style-name="T9">Dy = -1</text:span></text:p>
          </draw:text-box>
        </draw:frame>
        <draw:g>
          <draw:rect draw:style-name="gr4" draw:text-style-name="P3" draw:layer="layout" svg:width="2.1cm" svg:height="2.1cm" svg:x="11.751cm" svg:y="4.013cm">
            <text:p text:style-name="P3">Ox</text:p>
            <text:p text:style-name="P3">Oy</text:p>
          </draw:rect>
          <draw:rect draw:style-name="gr4" draw:text-style-name="P3" draw:layer="layout" svg:width="2.1cm" svg:height="2.1cm" svg:x="13.851cm" svg:y="4.013cm">
            <text:p text:style-name="P3">Ox+1</text:p>
            <text:p text:style-name="P3">Oy</text:p>
          </draw:rect>
          <draw:rect draw:style-name="gr4" draw:text-style-name="P3" draw:layer="layout" svg:width="2.1cm" svg:height="2.1cm" svg:x="11.751cm" svg:y="6.113cm">
            <text:p text:style-name="P3">Ox</text:p>
            <text:p text:style-name="P3">Oy+1</text:p>
          </draw:rect>
          <draw:rect draw:style-name="gr4" draw:text-style-name="P3" draw:layer="layout" svg:width="2.1cm" svg:height="2.1cm" svg:x="13.851cm" svg:y="6.113cm">
            <text:p text:style-name="P3">Ox+1</text:p>
            <text:p text:style-name="P3">Oy+1</text:p>
          </draw:rect>
        </draw:g>
        <draw:g>
          <draw:rect draw:style-name="gr5" draw:text-style-name="P3" draw:layer="layout" svg:width="2.1cm" svg:height="2.1cm" svg:x="9.401cm" svg:y="1.7cm">
            <text:p text:style-name="P3">Nx</text:p>
            <text:p text:style-name="P3">Ny</text:p>
          </draw:rect>
          <draw:rect draw:style-name="gr5" draw:text-style-name="P3" draw:layer="layout" svg:width="2.1cm" svg:height="2.1cm" svg:x="11.501cm" svg:y="1.7cm">
            <text:p text:style-name="P3">Nx+1</text:p>
            <text:p text:style-name="P3">Ny</text:p>
          </draw:rect>
          <draw:rect draw:style-name="gr5" draw:text-style-name="P3" draw:layer="layout" svg:width="2.1cm" svg:height="2.1cm" svg:x="9.401cm" svg:y="3.8cm">
            <text:p text:style-name="P3">Nx</text:p>
            <text:p text:style-name="P3">Ny+1</text:p>
          </draw:rect>
          <draw:rect draw:style-name="gr5" draw:text-style-name="P3" draw:layer="layout" svg:width="2.1cm" svg:height="2.1cm" svg:x="11.501cm" svg:y="3.8cm">
            <text:p text:style-name="P3">Nx+1</text:p>
            <text:p text:style-name="P3">Ny+1</text:p>
          </draw:rect>
        </draw:g>
        <draw:line draw:style-name="gr7" draw:text-style-name="P5" draw:layer="layout" svg:x1="15.901cm" svg:y1="4cm" svg:x2="13.601cm" svg:y2="1.7cm">
          <text:p text:style-name="P1"/>
        </draw:line>
        <draw:frame draw:style-name="gr8" draw:text-style-name="P4" draw:layer="layout" svg:width="0.95cm" svg:height="0.954cm" svg:x="14.651cm" svg:y="1.75cm">
          <draw:text-box>
            <text:p text:style-name="P1"><text:span text:style-name="T9">D</text:span></text:p>
          </draw:text-box>
        </draw:frame>
        <draw:line draw:style-name="gr7" draw:text-style-name="P5" draw:layer="layout" svg:x1="11.751cm" svg:y1="8.25cm" svg:x2="9.451cm" svg:y2="5.9cm">
          <text:p text:style-name="P1"/>
        </draw:line>
        <draw:frame draw:style-name="gr13" draw:text-style-name="P1" draw:layer="layout" svg:width="10.199cm" svg:height="5.655cm" svg:x="10.401cm" svg:y="10.2cm">
          <draw:text-box>
            <text:list text:style-name="L1">
              <text:list-item>
                <text:p text:style-name="P1"><text:span text:style-name="T1">In this example we need to check the following </text:span><text:span text:style-name="T14">connections</text:span><text:span text:style-name="T1">:</text:span></text:p>
              </text:list-item>
            </text:list>
            <text:list text:style-name="L1">
              <text:list-item>
                <text:p text:style-name="P7"><text:span text:style-name="T7"><text:s/></text:span><text:span text:style-name="T7">(Ox,Oy)</text:span> to <text:span text:style-name="T12">A</text:span><text:span text:style-name="T13">: </text:span>NX(Ox,Oy)</text:p>
              </text:list-item>
            </text:list>
            <text:list text:style-name="L1">
              <text:list-item>
                <text:p text:style-name="P7"><text:span text:style-name="T7"><text:s/></text:span><text:span text:style-name="T7">(Ox,Oy+1)</text:span> to <text:span text:style-name="T12">B</text:span><text:span text:style-name="T13">: NY</text:span>(Ox,Oy+1)</text:p>
              </text:list-item>
            </text:list>
            <text:list text:style-name="L1">
              <text:list-item>
                <text:p text:style-name="P7"><text:s/><text:span text:style-name="T12">A</text:span> to <text:span text:style-name="T12">C</text:span><text:span text:style-name="T13">: NX(A)</text:span></text:p>
              </text:list-item>
            </text:list>
            <text:list text:style-name="L1">
              <text:list-item>
                <text:p text:style-name="P7"><text:span text:style-name="T1"><text:s/></text:span><text:span text:style-name="T15">B</text:span><text:span text:style-name="T1"> to </text:span><text:span text:style-name="T15">C</text:span><text:span text:style-name="T16">: NY(B) </text:span><text:span text:style-name="T17">Note: I'm actually not sure if this second check of C is needed myself :)</text:span></text:p>
              </text:list-item>
            </text:list>
            <text:list text:style-name="L1">
              <text:list-item>
                <text:list>
                  <text:list-item>
                    <text:p text:style-name="P8"/>
                  </text:list-item>
                </text:list>
              </text:list-item>
            </text:list>
          </draw:text-box>
        </draw:frame>
        <draw:frame draw:style-name="gr17" draw:text-style-name="P9" draw:layer="layout" svg:width="0.9cm" svg:height="1.15cm" svg:x="6.601cm" svg:y="8.865cm">
          <draw:text-box>
            <text:p text:style-name="P1"><text:span text:style-name="T11">?</text:span></text:p>
          </draw:text-box>
        </draw:frame>
        <draw:line draw:style-name="gr16" draw:text-style-name="P5" draw:layer="layout" svg:x1="6.002cm" svg:y1="10.571cm" svg:x2="6.001cm" svg:y2="9.1cm">
          <text:p text:style-name="P1"/>
        </draw:line>
        <draw:frame draw:style-name="gr17" draw:text-style-name="P9" draw:layer="layout" svg:width="0.9cm" svg:height="1.15cm" svg:x="3.351cm" svg:y="12.1cm">
          <draw:text-box>
            <text:p text:style-name="P1"><text:span text:style-name="T11">?</text:span></text:p>
          </draw:text-box>
        </draw:frame>
        <draw:rect draw:style-name="gr12" draw:text-style-name="P3" draw:layer="layout" svg:width="2.1cm" svg:height="2.1cm" svg:x="2.351cm" svg:y="10.2cm">
          <text:p text:style-name="P3">B</text:p>
        </draw:rect>
        <draw:line draw:style-name="gr16" draw:text-style-name="P5" draw:layer="layout" svg:x1="4.851cm" svg:y1="11.85cm" svg:x2="3.6cm" svg:y2="11.85cm">
          <text:p text:style-name="P1"/>
        </draw:line>
        <draw:frame draw:style-name="gr17" draw:text-style-name="P9" draw:layer="layout" svg:width="0.9cm" svg:height="1.15cm" svg:x="4.301cm" svg:y="7.25cm">
          <draw:text-box>
            <text:p text:style-name="P1"><text:span text:style-name="T11">?</text:span></text:p>
          </draw:text-box>
        </draw:frame>
        <draw:line draw:style-name="gr16" draw:text-style-name="P5" draw:layer="layout" svg:x1="5.151cm" svg:y1="8.6cm" svg:x2="3.639cm" svg:y2="8.6cm">
          <text:p text:style-name="P1"/>
        </draw:line>
        <draw:frame draw:style-name="gr17" draw:text-style-name="P9" draw:layer="layout" svg:width="0.9cm" svg:height="1.15cm" svg:x="1.551cm" svg:y="10.365cm">
          <draw:text-box>
            <text:p text:style-name="P1"><text:span text:style-name="T11">?</text:span></text:p>
          </draw:text-box>
        </draw:frame>
        <draw:line draw:style-name="gr16" draw:text-style-name="P5" draw:layer="layout" svg:x1="2.752cm" svg:y1="11cm" svg:x2="2.751cm" svg:y2="9.529cm">
          <text:p text:style-name="P1"/>
        </draw:line>
        <draw:line draw:style-name="gr11" draw:text-style-name="P5" draw:layer="layout" svg:x1="0.602cm" svg:y1="15.5cm" svg:x2="20.359cm" svg:y2="15.5cm">
          <text:p text:style-name="P1"/>
        </draw:line>
      </draw:page>
      <draw:page draw:name="New Path Tracing - Floor" draw:style-name="dp1" draw:master-page-name="Standard">
        <office:forms form:automatic-focus="false" form:apply-design-mode="false"/>
        <draw:frame draw:style-name="gr18" draw:text-style-name="P1" draw:layer="layout" svg:width="19.757cm" svg:height="3.063cm" svg:x="0.601cm" svg:y="0.5cm">
          <draw:text-box>
            <text:list text:style-name="L1">
              <text:list-item>
                <text:p text:style-name="P1">Path Tracing System</text:p>
              </text:list-item>
            </text:list>
            <text:list text:style-name="L1">
              <text:list-item>
                <text:p text:style-name="P1">The path tracing system works in two steps.</text:p>
              </text:list-item>
            </text:list>
            <text:list text:style-name="L1">
              <text:list-item>
                <text:p text:style-name="P7">Verify that there is a surface in the cell that can be stood on.</text:p>
              </text:list-item>
            </text:list>
            <text:list text:style-name="L1">
              <text:list-item>
                <text:p text:style-name="P7">Determine which directions can be navigated from this cell.</text:p>
              </text:list-item>
            </text:list>
          </draw:text-box>
        </draw:frame>
        <draw:frame draw:style-name="gr19" draw:text-style-name="P1" draw:layer="layout" svg:width="12.7cm" svg:height="4.34cm" svg:x="0.601cm" svg:y="4.31cm">
          <draw:text-box>
            <text:p text:style-name="P1">Old Floor Tracing</text:p>
            <text:p text:style-name="P1"><text:tab/>The current tracing always tests using five traces: the four diagonal corners that bound the space in the cell an actor can stand and the center.</text:p>
          </draw:text-box>
        </draw:frame>
        <draw:custom-shape draw:style-name="gr20" draw:text-style-name="P5" draw:layer="layout" svg:width="3.175cm" svg:height="3.175cm" svg:x="14.571cm" svg:y="5.58cm">
          <text:p text:style-name="P1"/>
          <draw:enhanced-geometry svg:viewBox="0 0 21600 21600" draw:type="rectangle" draw:enhanced-path="M 0 0 L 21600 0 21600 21600 0 21600 0 0 Z N"/>
        </draw:custom-shape>
        <draw:line draw:style-name="gr9" draw:text-style-name="P5" draw:layer="layout" svg:x1="14.571cm" svg:y1="4.415cm" svg:x2="15.206cm" svg:y2="6.215cm">
          <text:p text:style-name="P1"/>
        </draw:line>
        <draw:line draw:style-name="gr9" draw:text-style-name="P5" draw:layer="layout" svg:x1="17.746cm" svg:y1="4.31cm" svg:x2="17.111cm" svg:y2="6.215cm">
          <text:p text:style-name="P1"/>
        </draw:line>
        <draw:line draw:style-name="gr9" draw:text-style-name="P5" draw:layer="layout" svg:x1="13.936cm" svg:y1="6.85cm" svg:x2="15.206cm" svg:y2="8.12cm">
          <text:p text:style-name="P1"/>
        </draw:line>
        <draw:line draw:style-name="gr9" draw:text-style-name="P5" draw:layer="layout" svg:x1="18.271cm" svg:y1="6.55cm" svg:x2="17.111cm" svg:y2="8.12cm">
          <text:p text:style-name="P1"/>
        </draw:line>
        <draw:frame draw:style-name="gr21" draw:text-style-name="P1" draw:layer="layout" svg:width="1.27cm" svg:height="0.954cm" svg:x="13.826cm" svg:y="4.01cm">
          <draw:text-box>
            <text:p text:style-name="P1">1</text:p>
          </draw:text-box>
        </draw:frame>
        <draw:frame draw:style-name="gr21" draw:text-style-name="P1" draw:layer="layout" svg:width="1.27cm" svg:height="0.954cm" svg:x="17.746cm" svg:y="3.991cm">
          <draw:text-box>
            <text:p text:style-name="P1">2</text:p>
          </draw:text-box>
        </draw:frame>
        <draw:frame draw:style-name="gr21" draw:text-style-name="P1" draw:layer="layout" svg:width="1.27cm" svg:height="0.954cm" svg:x="13.085cm" svg:y="5.995cm">
          <draw:text-box>
            <text:p text:style-name="P1">4</text:p>
          </draw:text-box>
        </draw:frame>
        <draw:frame draw:style-name="gr21" draw:text-style-name="P1" draw:layer="layout" svg:width="1.27cm" svg:height="0.954cm" svg:x="18.381cm" svg:y="5.896cm">
          <draw:text-box>
            <text:p text:style-name="P1">3</text:p>
          </draw:text-box>
        </draw:frame>
        <draw:frame draw:style-name="gr21" draw:text-style-name="P1" draw:layer="layout" svg:width="1.27cm" svg:height="0.954cm" svg:x="16.207cm" svg:y="4.671cm">
          <draw:text-box>
            <text:p text:style-name="P1">5</text:p>
          </draw:text-box>
        </draw:frame>
        <draw:frame draw:style-name="gr22" draw:text-style-name="P1" draw:layer="layout" svg:width="19.757cm" svg:height="3.766cm" svg:x="0.601cm" svg:y="8.755cm">
          <draw:text-box>
            <text:p text:style-name="P1"><text:tab/>The first test is at the base of the cell to see if the actor can fall through the cell. <text:s/>The next check is to see if there is a floor. <text:s/>The last check is to see if the actor can stand in the cell while standing. <text:s/>The final height is determined by averaging the height of the 5 generated line/brush intersections.</text:p>
          </draw:text-box>
        </draw:frame>
        <draw:frame draw:style-name="gr23" draw:layer="layout" svg:width="0.502cm" svg:height="1.216cm" svg:x="-12.734cm" svg:y="10.66cm">
          <draw:text-box>
            <text:p text:style-name="P1"/>
          </draw:text-box>
        </draw:frame>
        <draw:frame draw:style-name="gr24" draw:text-style-name="P1" draw:layer="layout" svg:width="10.795cm" svg:height="5.172cm" svg:x="0.601cm" svg:y="12.565cm">
          <draw:text-box>
            <text:p text:style-name="P1">New Floor Tracing</text:p>
            <text:p text:style-name="P1"><text:tab/>The new tracing will use box tracing instead of line tracing. <text:s/>Each function call will be slower,but fewer calls will be made. <text:s/>This will more accurately detect obstructions in the actor's space.</text:p>
          </draw:text-box>
        </draw:frame>
        <dr3d:scene draw:style-name="gr25" svg:width="3.192cm" svg:height="0.702cm" svg:x="15.832cm" svg:y="16.31cm" dr3d:transform="matrix (-0.706365913121436 -0.707846873822384 0 0.665158483977284 -0.663766836134929 0.342020143325607 -0.242097889237314 0.241591370846116 0.939692620785931 21.8652272531888cm 1.40754132962618cm 4.83391195426865cm)" dr3d:vrp="(0 0 10803)" dr3d:vpn="(0 0 9980)" dr3d:projection="perspective" dr3d:distance="0.82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6" draw:layer="layout" svg:viewBox="14730 -17010 3492 3492" svg:d="m14730-17010v3492h3492v-3492z"/>
        </dr3d:scene>
        <dr3d:scene draw:style-name="gr27" svg:width="1.9cm" svg:height="2.526cm" svg:x="16.485cm" svg:y="14.386cm" dr3d:transform="matrix (0.741369632003621 -0.00651562403988901 0.67106528399716 0.671093723072729 0.0102817490767434 -0.741301221156627 -0.00206968480680541 0.999925913395233 0.0119951709244503 -3.37647490270537cm 0.0461806383869702cm -21.2779687134363cm)" dr3d:vrp="(0 0 5894.71428571429)" dr3d:vpn="(0 0 5445.71428571429)" dr3d:projection="perspective" dr3d:distance="0.449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8" draw:layer="layout" svg:viewBox="15840 -14469 1905 1905" svg:d="m15840-14469v1905h1905v-1905z"/>
        </dr3d:scene>
        <draw:custom-shape draw:style-name="gr29" draw:text-style-name="P5" draw:layer="layout" svg:width="3.175cm" svg:height="3.175cm" svg:x="12.031cm" svg:y="13.835cm">
          <text:p text:style-name="P1"/>
          <draw:enhanced-geometry svg:viewBox="0 0 21600 21600" draw:type="rectangle" draw:enhanced-path="M 0 0 L 21600 0 21600 21600 0 21600 0 0 Z N"/>
        </draw:custom-shape>
        <draw:custom-shape draw:style-name="gr30" draw:text-style-name="P5" draw:layer="layout" svg:width="1.905cm" svg:height="1.905cm" svg:x="12.666cm" svg:y="14.47cm">
          <text:p text:style-name="P1"/>
          <draw:enhanced-geometry svg:viewBox="0 0 21600 21600" draw:type="rectangle" draw:enhanced-path="M 0 0 L 21600 0 21600 21600 0 21600 0 0 Z N"/>
        </draw:custom-shape>
        <draw:frame draw:style-name="gr31" draw:text-style-name="P1" draw:layer="layout" svg:width="19.05cm" svg:height="2.155cm" svg:x="0.601cm" svg:y="18.28cm">
          <draw:text-box>
            <text:p text:style-name="P1"/>
          </draw:text-box>
        </draw:frame>
        <draw:frame draw:style-name="gr32" draw:text-style-name="P1" draw:layer="layout" svg:width="19.757cm" svg:height="11.499cm" svg:x="0.601cm" svg:y="17.645cm">
          <draw:text-box>
            <text:p text:style-name="P1"><text:tab/>The initial test starts with a line trace from the center of the base of the cell to the center of the top of the cell. <text:s/>If the line does not start in a cell, the first intersection with a brush marks the <text:span text:style-name="T18">top of the cell beneath.</text:span><text:span text:style-name="T19"> <text:s/>The line is then recast to the other side of the brush, which is then treated as the floor. <text:s/></text:span><text:span text:style-name="T18">The brush located closest to the bottom that meets this criteria is treated as the floor for that cell.</text:span><text:span text:style-name="T19"> Next, a series of box traces is made,starting from the step-up height above the floor to the top of the model and is the actor size in width. <text:s/>At the point the trace intersects with a brush is marked as the ceiling for that cell. <text:s/>If the trace starts in a brush, the cell is marked unenterable.</text:span></text:p>
            <text:p text:style-name="P1"><text:span text:style-name="T19"><text:tab/></text:span><text:span text:style-name="T19">The new test will account for the actor's size. <text:s/>While multiple passes will now be required for each sized actor, the data generated will allow for the actor to navigate correctly based on its size.</text:span></text:p>
            <text:p text:style-name="P1"/>
          </draw:text-box>
        </draw:frame>
        <draw:custom-shape draw:style-name="gr30" draw:text-style-name="P5" draw:layer="layout" svg:width="1.905cm" svg:height="1.905cm" svg:x="15.206cm" svg:y="6.215cm">
          <text:p text:style-name="P1"/>
          <draw:enhanced-geometry svg:viewBox="0 0 21600 21600" draw:type="rectangle" draw:enhanced-path="M 0 0 L 21600 0 21600 21600 0 21600 0 0 Z N"/>
        </draw:custom-shape>
        <draw:line draw:style-name="gr9" draw:text-style-name="P5" draw:layer="layout" svg:x1="16.132cm" svg:y1="4.654cm" svg:x2="16.132cm" svg:y2="7.194cm">
          <text:p text:style-name="P1"/>
        </draw:line>
      </draw:page>
      <draw:page draw:name="New Path Tracing - Walls" draw:style-name="dp1" draw:master-page-name="Standard">
        <office:forms form:automatic-focus="false" form:apply-design-mode="false"/>
        <draw:frame draw:style-name="gr33" draw:text-style-name="P1" draw:layer="layout" svg:width="11.43cm" svg:height="5.33cm" svg:x="0.601cm" svg:y="0.5cm">
          <draw:text-box>
            <text:p text:style-name="P1">Old Wall Tracing</text:p>
            <text:p text:style-name="P1"><text:tab/>The old wall tracing code draws two line traces to detect walls that would obstruct movement along normals. <text:s/>This could cause problems with rails that are placed between these line traces, like in the mine map.</text:p>
          </draw:text-box>
        </draw:frame>
        <draw:custom-shape draw:style-name="gr20" draw:text-style-name="P5" draw:layer="layout" svg:width="2.54cm" svg:height="2.54cm" svg:x="12.666cm" svg:y="2.405cm">
          <text:p text:style-name="P1"/>
          <draw:enhanced-geometry svg:viewBox="0 0 21600 21600" draw:type="rectangle" draw:enhanced-path="M 0 0 L 21600 0 21600 21600 0 21600 0 0 Z N"/>
        </draw:custom-shape>
        <draw:line draw:style-name="gr9" draw:text-style-name="P5" draw:layer="layout" svg:x1="14.571cm" svg:y1="3.675cm" svg:x2="15.841cm" svg:y2="3.675cm">
          <text:p text:style-name="P1"/>
        </draw:line>
        <draw:line draw:style-name="gr9" draw:text-style-name="P5" draw:layer="layout" svg:x1="13.936cm" svg:y1="3.04cm" svg:x2="13.936cm" svg:y2="1.77cm">
          <text:p text:style-name="P1"/>
        </draw:line>
        <draw:line draw:style-name="gr9" draw:text-style-name="P5" draw:layer="layout" svg:x1="13.301cm" svg:y1="3.675cm" svg:x2="12.031cm" svg:y2="3.675cm">
          <text:p text:style-name="P1"/>
        </draw:line>
        <draw:line draw:style-name="gr9" draw:text-style-name="P5" draw:layer="layout" svg:x1="13.936cm" svg:y1="4.31cm" svg:x2="13.936cm" svg:y2="5.58cm">
          <text:p text:style-name="P1"/>
        </draw:line>
        <dr3d:scene draw:style-name="gr25" svg:width="3.19cm" svg:height="0.574cm" svg:x="16.461cm" svg:y="5.006cm" dr3d:transform="matrix (1 0 0 0 0.939692620785931 0.342020143325607 0 -0.342020143325607 0.939692620785931 -18.381cm 5.61562893978089cm 1.81139893747771cm)" dr3d:vrp="(0 0 7697)" dr3d:vpn="(0 0 7260)" dr3d:projection="perspective" dr3d:distance="0.4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4" draw:layer="layout" dr3d:transform="matrix (1 0 0 0 0.061705912609677 0.998094374470173 0 -0.998094374470175 0.0617059126096808 0cm -5.31669344661183cm 6.09523358865567cm)" svg:viewBox="17111 -6214 2540 635" svg:d="m17111-6214v635h2540v-635z"/>
        </dr3d:scene>
        <dr3d:scene draw:style-name="gr27" svg:width="0.521cm" svg:height="3.308cm" svg:x="17.731cm" svg:y="1.794cm" dr3d:transform="matrix (0.0501530056035845 -0.0671105734184588 0.996484243209282 -0.0112081829150614 0.997639203431417 0.0677524642538507 -0.998678653353857 -0.0145667673892462 0.0492824169776432 -0.77410041046671cm 5.21435874857719cm -17.7549215007691cm)" dr3d:vrp="(0 0 2357.14285714286)" dr3d:vpn="(0 0 1817.14285714286)" dr3d:projection="perspective" dr3d:distance="0.5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17745 -5579 635 3175" svg:d="m17745-5579v3175h635v-3175z"/>
        </dr3d:scene>
        <draw:line draw:style-name="gr9" draw:text-style-name="P5" draw:layer="layout" svg:x1="17.096cm" svg:y1="3.699cm" svg:x2="19.001cm" svg:y2="3.699cm">
          <text:p text:style-name="P1"/>
        </draw:line>
        <draw:line draw:style-name="gr9" draw:text-style-name="P5" draw:layer="layout" svg:x1="17.096cm" svg:y1="4.334cm" svg:x2="19.001cm" svg:y2="4.334cm">
          <text:p text:style-name="P1"/>
        </draw:line>
        <draw:frame draw:style-name="gr36" draw:text-style-name="P1" draw:layer="layout" svg:width="19.685cm" svg:height="3.425cm" svg:x="0.601cm" svg:y="10.66cm">
          <draw:text-box>
            <text:p text:style-name="P1"/>
          </draw:text-box>
        </draw:frame>
        <draw:frame draw:style-name="gr37" draw:text-style-name="P1" draw:layer="layout" svg:width="13.407cm" svg:height="5.172cm" svg:x="0.529cm" svg:y="6.215cm">
          <draw:text-box>
            <text:p text:style-name="P1"><text:tab/>The old code would also deduce if an actor could move diagonally (the blue arrow) based on the ability to move to adjacent normals then to the target cell (black arrows). <text:s/>This method fails if there is a post that is between all four cells that can be walked around following the normals.</text:p>
          </draw:text-box>
        </draw:frame>
        <draw:g>
          <draw:rect draw:style-name="gr4" draw:text-style-name="P3" draw:layer="layout" svg:width="2.54cm" svg:height="2.54cm" svg:x="13.936cm" svg:y="6.85cm">
            <text:p text:style-name="P3">Ox</text:p>
            <text:p text:style-name="P3">Oy+1</text:p>
          </draw:rect>
          <draw:rect draw:style-name="gr4" draw:text-style-name="P3" draw:layer="layout" svg:width="2.54cm" svg:height="2.54cm" svg:x="16.476cm" svg:y="6.85cm">
            <text:p text:style-name="P3">Ox+1</text:p>
            <text:p text:style-name="P3">Oy +1</text:p>
          </draw:rect>
          <draw:rect draw:style-name="gr4" draw:text-style-name="P3" draw:layer="layout" svg:width="2.54cm" svg:height="2.54cm" svg:x="13.936cm" svg:y="9.39cm">
            <text:p text:style-name="P3">Ox</text:p>
            <text:p text:style-name="P3">Oy</text:p>
          </draw:rect>
          <draw:rect draw:style-name="gr4" draw:text-style-name="P3" draw:layer="layout" svg:width="2.54cm" svg:height="2.54cm" svg:x="16.476cm" svg:y="9.39cm">
            <text:p text:style-name="P3">Ox+1</text:p>
            <text:p text:style-name="P3">Oy</text:p>
          </draw:rect>
        </draw:g>
        <draw:line draw:style-name="gr9" draw:text-style-name="P5" draw:layer="layout" svg:x1="17.111cm" svg:y1="10.66cm" svg:x2="15.841cm" svg:y2="10.66cm">
          <text:p text:style-name="P1"/>
        </draw:line>
        <draw:line draw:style-name="gr9" draw:text-style-name="P5" draw:layer="layout" svg:x1="15.206cm" svg:y1="10.025cm" svg:x2="15.206cm" svg:y2="8.755cm">
          <text:p text:style-name="P1"/>
        </draw:line>
        <draw:line draw:style-name="gr9" draw:text-style-name="P5" draw:layer="layout" svg:x1="17.746cm" svg:y1="10.025cm" svg:x2="17.746cm" svg:y2="8.755cm">
          <text:p text:style-name="P1"/>
        </draw:line>
        <draw:line draw:style-name="gr9" draw:text-style-name="P5" draw:layer="layout" svg:x1="17.111cm" svg:y1="8.12cm" svg:x2="15.841cm" svg:y2="8.12cm">
          <text:p text:style-name="P1"/>
        </draw:line>
        <draw:line draw:style-name="gr38" draw:text-style-name="P5" draw:layer="layout" svg:x1="17.111cm" svg:y1="10.025cm" svg:x2="15.841cm" svg:y2="8.755cm">
          <text:p text:style-name="P1"/>
        </draw:line>
        <draw:g>
          <draw:rect draw:style-name="gr39" draw:text-style-name="P3" draw:layer="layout" svg:width="2.54cm" svg:height="2.54cm" svg:x="13.936cm" svg:y="13.2cm">
            <text:p text:style-name="P3">Ox</text:p>
            <text:p text:style-name="P3">Oy+1</text:p>
          </draw:rect>
          <draw:rect draw:style-name="gr39" draw:text-style-name="P3" draw:layer="layout" svg:width="2.54cm" svg:height="2.54cm" svg:x="16.476cm" svg:y="13.2cm">
            <text:p text:style-name="P3">Ox+1</text:p>
            <text:p text:style-name="P3">Oy +1</text:p>
          </draw:rect>
          <draw:rect draw:style-name="gr39" draw:text-style-name="P3" draw:layer="layout" svg:width="2.54cm" svg:height="2.54cm" svg:x="13.936cm" svg:y="15.74cm">
            <text:p text:style-name="P3">Ox</text:p>
            <text:p text:style-name="P3">Oy</text:p>
          </draw:rect>
          <draw:rect draw:style-name="gr39" draw:text-style-name="P3" draw:layer="layout" svg:width="2.54cm" svg:height="2.54cm" svg:x="16.476cm" svg:y="15.74cm">
            <text:p text:style-name="P3">Ox+1</text:p>
            <text:p text:style-name="P3">Oy</text:p>
          </draw:rect>
        </draw:g>
        <draw:frame draw:style-name="gr40" draw:text-style-name="P1" draw:layer="layout" svg:width="12.7cm" svg:height="5.33cm" svg:x="0.601cm" svg:y="13.2cm">
          <draw:text-box>
            <text:p text:style-name="P1"/>
          </draw:text-box>
        </draw:frame>
        <draw:frame draw:style-name="gr41" draw:text-style-name="P1" draw:layer="layout" svg:width="13.335cm" svg:height="8.687cm" svg:x="0.601cm" svg:y="12.133cm">
          <draw:text-box>
            <text:p text:style-name="P1">New Wall Tracing</text:p>
            <text:p text:style-name="P1"><text:tab/>Using a box trace, the entire path can be checked for obstructions, including diagonally. <text:s/>Assuming an origin of 0,0,0 is UNIT_HEIGHT/2 above the center point of the floor, the box traced would start STEP_UP above the floor of the source cell and end 1 unit below the lower ceiling of the source and destination. <text:s/>The box trace will be parallel to the XY axis and would be as wide as the actor. <text:s/>Any obstruction found prevents movement.</text:p>
          </draw:text-box>
        </draw:frame>
        <draw:custom-shape draw:style-name="gr42" draw:layer="layout" svg:width="1.27cm" svg:height="2.54cm" svg:x="14.571cm" svg:y="14.47cm">
          <text:p text:style-name="P1"/>
          <draw:enhanced-geometry svg:viewBox="0 0 21600 21600" draw:type="rectangle" draw:enhanced-path="M 0 0 L 21600 0 21600 21600 0 21600 0 0 Z N"/>
        </draw:custom-shape>
        <draw:custom-shape draw:style-name="Transparent" draw:layer="layout" svg:width="2.54cm" svg:height="1.27cm" svg:x="15.206cm" svg:y="16.375cm">
          <text:p text:style-name="P1"/>
          <draw:enhanced-geometry svg:viewBox="0 0 21600 21600" draw:type="rectangle" draw:enhanced-path="M 0 0 L 21600 0 21600 21600 0 21600 0 0 Z N"/>
        </draw:custom-shape>
        <draw:line draw:style-name="gr43" draw:text-style-name="P5" draw:layer="layout" svg:x1="15.206cm" svg:y1="16.375cm" svg:x2="15.206cm" svg:y2="15.105cm">
          <text:p text:style-name="P1"/>
        </draw:line>
        <draw:line draw:style-name="gr44" draw:text-style-name="P5" draw:layer="layout" svg:x1="15.841cm" svg:y1="17.01cm" svg:x2="17.111cm" svg:y2="17.01cm">
          <text:p text:style-name="P1"/>
        </draw:line>
        <draw:custom-shape draw:style-name="gr45" draw:layer="layout" svg:width="3.81cm" svg:height="1.27cm" draw:transform="rotate (0.7853981633973) translate (14.571cm 16.747cm)">
          <text:p text:style-name="P1"/>
          <draw:enhanced-geometry svg:viewBox="0 0 21600 21600" draw:type="rectangle" draw:enhanced-path="M 0 0 L 21600 0 21600 21600 0 21600 0 0 Z N"/>
        </draw:custom-shape>
        <draw:line draw:style-name="gr46" draw:text-style-name="P5" draw:layer="layout" svg:x1="15.841cm" svg:y1="16.375cm" svg:x2="17.111cm" svg:y2="15.105cm">
          <text:p text:style-name="P1"/>
        </draw:line>
        <draw:custom-shape draw:style-name="gr47" draw:text-style-name="P5" draw:layer="layout" svg:width="2.54cm" svg:height="3.81cm" svg:x="13.936cm" svg:y="20.185cm">
          <text:p text:style-name="P1"/>
          <draw:enhanced-geometry svg:viewBox="0 0 21600 21600" draw:type="rectangle" draw:enhanced-path="M 0 0 L 21600 0 21600 21600 0 21600 0 0 Z N"/>
        </draw:custom-shape>
        <draw:custom-shape draw:style-name="gr47" draw:text-style-name="P5" draw:layer="layout" svg:width="2.54cm" svg:height="4.445cm" svg:x="16.476cm" svg:y="18.915cm">
          <text:p text:style-name="P1"/>
          <draw:enhanced-geometry svg:viewBox="0 0 21600 21600" draw:type="rectangle" draw:enhanced-path="M 0 0 L 21600 0 21600 21600 0 21600 0 0 Z N"/>
        </draw:custom-shape>
        <draw:custom-shape draw:style-name="Transparent" draw:layer="layout" svg:width="2.54cm" svg:height="3.175cm" svg:x="15.206cm" svg:y="20.185cm">
          <text:p text:style-name="P1"/>
          <draw:enhanced-geometry svg:viewBox="0 0 21600 21600" draw:type="rectangle" draw:enhanced-path="M 0 0 L 21600 0 21600 21600 0 21600 0 0 Z N"/>
        </draw:custom-shape>
        <draw:line draw:style-name="gr44" draw:text-style-name="P5" draw:layer="layout" svg:x1="15.206cm" svg:y1="22.09cm" svg:x2="17.746cm" svg:y2="22.09cm">
          <text:p text:style-name="P1"/>
        </draw:line>
        <draw:custom-shape draw:style-name="gr47" draw:text-style-name="P5" draw:layer="layout" svg:width="2.54cm" svg:height="4.445cm" svg:x="13.936cm" svg:y="24.63cm">
          <text:p text:style-name="P1"/>
          <draw:enhanced-geometry svg:viewBox="0 0 21600 21600" draw:type="rectangle" draw:enhanced-path="M 0 0 L 21600 0 21600 21600 0 21600 0 0 Z N"/>
        </draw:custom-shape>
        <draw:custom-shape draw:style-name="gr47" draw:text-style-name="P5" draw:layer="layout" svg:width="2.54cm" svg:height="2.54cm" svg:x="16.476cm" svg:y="25.9cm">
          <text:p text:style-name="P1"/>
          <draw:enhanced-geometry svg:viewBox="0 0 21600 21600" draw:type="rectangle" draw:enhanced-path="M 0 0 L 21600 0 21600 21600 0 21600 0 0 Z N"/>
        </draw:custom-shape>
        <draw:custom-shape draw:style-name="Transparent" draw:layer="layout" svg:width="2.54cm" svg:height="2.54cm" svg:x="15.206cm" svg:y="25.9cm">
          <text:p text:style-name="P1"/>
          <draw:enhanced-geometry svg:viewBox="0 0 21600 21600" draw:type="rectangle" draw:enhanced-path="M 0 0 L 21600 0 21600 21600 0 21600 0 0 Z N"/>
        </draw:custom-shape>
        <draw:line draw:style-name="gr44" draw:text-style-name="P5" draw:layer="layout" svg:x1="15.206cm" svg:y1="27.17cm" svg:x2="17.746cm" svg:y2="27.17cm">
          <text:p text:style-name="P1"/>
        </draw:line>
        <draw:custom-shape draw:style-name="gr47" draw:text-style-name="P5" draw:layer="layout" svg:width="2.54cm" svg:height="3.81cm" svg:x="0.601cm" svg:y="22.725cm">
          <text:p text:style-name="P1"/>
          <draw:enhanced-geometry svg:viewBox="0 0 21600 21600" draw:type="rectangle" draw:enhanced-path="M 0 0 L 21600 0 21600 21600 0 21600 0 0 Z N"/>
        </draw:custom-shape>
        <draw:custom-shape draw:style-name="gr47" draw:text-style-name="P5" draw:layer="layout" svg:width="2.54cm" svg:height="4.445cm" svg:x="3.141cm" svg:y="20.82cm">
          <text:p text:style-name="P1"/>
          <draw:enhanced-geometry svg:viewBox="0 0 21600 21600" draw:type="rectangle" draw:enhanced-path="M 0 0 L 21600 0 21600 21600 0 21600 0 0 Z N"/>
        </draw:custom-shape>
        <draw:custom-shape draw:style-name="gr45" draw:layer="layout" svg:width="2.54cm" svg:height="3.175cm" svg:x="1.871cm" svg:y="22.725cm">
          <text:p text:style-name="P1"/>
          <draw:enhanced-geometry svg:viewBox="0 0 21600 21600" draw:type="rectangle" draw:enhanced-path="M 0 0 L 21600 0 21600 21600 0 21600 0 0 Z N"/>
        </draw:custom-shape>
        <draw:line draw:style-name="gr48" draw:text-style-name="P5" draw:layer="layout" svg:x1="1.871cm" svg:y1="24.63cm" svg:x2="4.411cm" svg:y2="24.63cm">
          <text:p text:style-name="P1"/>
        </draw:line>
        <draw:frame draw:style-name="gr49" draw:text-style-name="P1" draw:layer="layout" svg:width="13.335cm" svg:height="2.54cm" svg:x="0.601cm" svg:y="26.535cm">
          <draw:text-box>
            <text:p text:style-name="P1">The move from left to right cannot be made. <text:s/>The step is too high. <text:s/>However you can move from right to left, if you are short (crouching).</text:p>
          </draw:text-box>
        </draw:frame>
        <draw:custom-shape draw:style-name="gr47" draw:text-style-name="P5" draw:layer="layout" svg:width="2.54cm" svg:height="3.81cm" svg:x="6.951cm" svg:y="22.725cm">
          <text:p text:style-name="P1"/>
          <draw:enhanced-geometry svg:viewBox="0 0 21600 21600" draw:type="rectangle" draw:enhanced-path="M 0 0 L 21600 0 21600 21600 0 21600 0 0 Z N"/>
        </draw:custom-shape>
        <draw:custom-shape draw:style-name="gr47" draw:text-style-name="P5" draw:layer="layout" svg:width="2.54cm" svg:height="4.445cm" svg:x="9.491cm" svg:y="20.82cm">
          <text:p text:style-name="P1"/>
          <draw:enhanced-geometry svg:viewBox="0 0 21600 21600" draw:type="rectangle" draw:enhanced-path="M 0 0 L 21600 0 21600 21600 0 21600 0 0 Z N"/>
        </draw:custom-shape>
        <draw:custom-shape draw:style-name="gr42" draw:layer="layout" svg:width="2.54cm" svg:height="2.54cm" svg:x="8.221cm" svg:y="22.725cm">
          <text:p text:style-name="P1"/>
          <draw:enhanced-geometry svg:viewBox="0 0 21600 21600" draw:type="rectangle" draw:enhanced-path="M 0 0 L 21600 0 21600 21600 0 21600 0 0 Z N"/>
        </draw:custom-shape>
        <draw:line draw:style-name="gr50" draw:text-style-name="P5" draw:layer="layout" svg:x1="10.761cm" svg:y1="23.995cm" svg:x2="8.221cm" svg:y2="23.995cm">
          <text:p text:style-name="P1"/>
        </draw:line>
        <draw:custom-shape draw:style-name="gr51" draw:text-style-name="P5" draw:layer="layout" svg:width="1.27cm" svg:height="1.27cm" svg:x="1.236cm" svg:y="23.995cm">
          <text:p text:style-name="P1"/>
          <draw:enhanced-geometry svg:viewBox="0 0 21600 21600" draw:glue-points="10800 0 3160 3160 0 10800 3160 18440 10800 21600 18440 18440 21600 10800 18440 3160" draw:text-areas="3200 3200 18400 18400" draw:type="smiley" draw:modifiers="1551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1" draw:text-style-name="P5" draw:layer="layout" svg:width="1.27cm" svg:height="1.27cm" svg:x="10.126cm" svg:y="23.36cm">
          <text:p text:style-name="P1"/>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1" draw:text-style-name="P5" draw:layer="layout" svg:width="1.27cm" svg:height="1.27cm" svg:x="14.571cm" svg:y="21.455cm">
          <text:p text:style-name="P1"/>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1" draw:text-style-name="P5" draw:layer="layout" svg:width="1.27cm" svg:height="1.27cm" svg:x="14.571cm" svg:y="26.535cm">
          <text:p text:style-name="P1"/>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age>
      <draw:page draw:name="New Path Tracing - Actor Size" draw:style-name="dp1" draw:master-page-name="Standard">
        <office:forms form:automatic-focus="false" form:apply-design-mode="false"/>
        <draw:frame draw:style-name="gr52" draw:text-style-name="P1" draw:layer="layout" svg:width="19.757cm" svg:height="5.172cm" svg:x="0.601cm" svg:y="0.5cm">
          <draw:text-box>
            <text:p text:style-name="P1">Actor Size Issues</text:p>
            <text:p text:style-name="P1"><text:tab/>The old code was hard-coded into one size- specifically for 1X1 units. <text:s/>The new code will directly account for actor size in the tracing functions. <text:s/>This will generate different connection data based on actor size and will be stored in different arrays. <text:s/>The array to be used for pathfinding will be passed to (or refered to by index) when calling the A* functions.</text:p>
          </draw:text-box>
        </draw:frame>
        <draw:g>
          <draw:rect draw:style-name="gr39" draw:text-style-name="P3" draw:layer="layout" svg:width="2.54cm" svg:height="2.54cm" svg:x="1.236cm" svg:y="7.485cm">
            <text:p text:style-name="P3">Ox</text:p>
            <text:p text:style-name="P3">Oy+1</text:p>
          </draw:rect>
          <draw:rect draw:style-name="gr39" draw:text-style-name="P3" draw:layer="layout" svg:width="2.54cm" svg:height="2.54cm" svg:x="3.776cm" svg:y="7.485cm">
            <text:p text:style-name="P3">Ox+1</text:p>
            <text:p text:style-name="P3">Oy +1</text:p>
          </draw:rect>
          <draw:rect draw:style-name="gr39" draw:text-style-name="P3" draw:layer="layout" svg:width="2.54cm" svg:height="2.54cm" svg:x="1.236cm" svg:y="10.025cm">
            <text:p text:style-name="P3">Ox</text:p>
            <text:p text:style-name="P3">Oy</text:p>
          </draw:rect>
          <draw:rect draw:style-name="gr39" draw:text-style-name="P3" draw:layer="layout" svg:width="2.54cm" svg:height="2.54cm" svg:x="3.776cm" svg:y="10.025cm">
            <text:p text:style-name="P3">Ox+1</text:p>
            <text:p text:style-name="P3">Oy</text:p>
          </draw:rect>
        </draw:g>
        <draw:custom-shape draw:style-name="gr42" draw:layer="layout" svg:width="1.27cm" svg:height="2.54cm" svg:x="1.871cm" svg:y="8.755cm">
          <text:p text:style-name="P1"/>
          <draw:enhanced-geometry svg:viewBox="0 0 21600 21600" draw:type="rectangle" draw:enhanced-path="M 0 0 L 21600 0 21600 21600 0 21600 0 0 Z N"/>
        </draw:custom-shape>
        <draw:custom-shape draw:style-name="Transparent" draw:layer="layout" svg:width="2.54cm" svg:height="1.27cm" svg:x="2.506cm" svg:y="10.66cm">
          <text:p text:style-name="P1"/>
          <draw:enhanced-geometry svg:viewBox="0 0 21600 21600" draw:type="rectangle" draw:enhanced-path="M 0 0 L 21600 0 21600 21600 0 21600 0 0 Z N"/>
        </draw:custom-shape>
        <draw:line draw:style-name="gr43" draw:text-style-name="P5" draw:layer="layout" svg:x1="2.506cm" svg:y1="10.66cm" svg:x2="2.506cm" svg:y2="9.39cm">
          <text:p text:style-name="P1"/>
        </draw:line>
        <draw:line draw:style-name="gr44" draw:text-style-name="P5" draw:layer="layout" svg:x1="3.141cm" svg:y1="11.295cm" svg:x2="4.411cm" svg:y2="11.295cm">
          <text:p text:style-name="P1"/>
        </draw:line>
        <draw:custom-shape draw:style-name="gr45" draw:layer="layout" svg:width="3.81cm" svg:height="1.27cm" draw:transform="rotate (0.7853981633973) translate (1.871cm 11.032cm)">
          <text:p text:style-name="P1"/>
          <draw:enhanced-geometry svg:viewBox="0 0 21600 21600" draw:type="rectangle" draw:enhanced-path="M 0 0 L 21600 0 21600 21600 0 21600 0 0 Z N"/>
        </draw:custom-shape>
        <draw:line draw:style-name="gr46" draw:text-style-name="P5" draw:layer="layout" svg:x1="3.141cm" svg:y1="10.66cm" svg:x2="4.411cm" svg:y2="9.39cm">
          <text:p text:style-name="P1"/>
        </draw:line>
        <draw:g>
          <draw:rect draw:style-name="gr39" draw:text-style-name="P3" draw:layer="layout" svg:width="2.54cm" svg:height="2.54cm" svg:x="9.414cm" svg:y="8.832cm">
            <text:p text:style-name="P3">Ox</text:p>
            <text:p text:style-name="P3">Oy+1</text:p>
          </draw:rect>
          <draw:rect draw:style-name="gr39" draw:text-style-name="P3" draw:layer="layout" svg:width="2.54cm" svg:height="2.54cm" svg:x="11.954cm" svg:y="8.832cm">
            <text:p text:style-name="P3">Ox+1</text:p>
            <text:p text:style-name="P3">Oy +1</text:p>
          </draw:rect>
          <draw:rect draw:style-name="gr39" draw:text-style-name="P3" draw:layer="layout" svg:width="2.54cm" svg:height="2.54cm" svg:x="9.414cm" svg:y="11.372cm">
            <text:p text:style-name="P3">Ox</text:p>
            <text:p text:style-name="P3">Oy</text:p>
          </draw:rect>
          <draw:rect draw:style-name="gr39" draw:text-style-name="P3" draw:layer="layout" svg:width="2.54cm" svg:height="2.54cm" svg:x="11.954cm" svg:y="11.372cm">
            <text:p text:style-name="P3">Ox+1</text:p>
            <text:p text:style-name="P3">Oy</text:p>
          </draw:rect>
          <draw:rect draw:style-name="gr39" draw:text-style-name="P3" draw:layer="layout" svg:width="2.54cm" svg:height="2.54cm" svg:x="9.414cm" svg:y="6.292cm">
            <text:p text:style-name="P3">Ox</text:p>
            <text:p text:style-name="P3">Oy+2</text:p>
          </draw:rect>
          <draw:rect draw:style-name="gr39" draw:text-style-name="P3" draw:layer="layout" svg:width="2.54cm" svg:height="2.54cm" svg:x="11.954cm" svg:y="6.292cm">
            <text:p text:style-name="P3">Ox+1</text:p>
            <text:p text:style-name="P3">Oy+2</text:p>
          </draw:rect>
          <draw:rect draw:style-name="gr39" draw:text-style-name="P3" draw:layer="layout" svg:width="2.54cm" svg:height="2.54cm" svg:x="14.494cm" svg:y="6.292cm">
            <text:p text:style-name="P3">Ox+2</text:p>
            <text:p text:style-name="P3">Oy+2</text:p>
          </draw:rect>
          <draw:rect draw:style-name="gr39" draw:text-style-name="P3" draw:layer="layout" svg:width="2.54cm" svg:height="2.54cm" svg:x="14.494cm" svg:y="8.832cm">
            <text:p text:style-name="P3">Ox+2</text:p>
            <text:p text:style-name="P3">Oy+1</text:p>
          </draw:rect>
          <draw:rect draw:style-name="gr39" draw:text-style-name="P3" draw:layer="layout" svg:width="2.54cm" svg:height="2.54cm" svg:x="14.494cm" svg:y="11.372cm">
            <text:p text:style-name="P3">Ox+2</text:p>
            <text:p text:style-name="P3">Oy+1</text:p>
          </draw:rect>
        </draw:g>
        <draw:custom-shape draw:style-name="gr42" draw:layer="layout" svg:width="3.81cm" svg:height="5.08cm" svg:x="10.049cm" svg:y="7.562cm">
          <text:p text:style-name="P1"/>
          <draw:enhanced-geometry svg:viewBox="0 0 21600 21600" draw:type="rectangle" draw:enhanced-path="M 0 0 L 21600 0 21600 21600 0 21600 0 0 Z N"/>
        </draw:custom-shape>
        <draw:custom-shape draw:style-name="Transparent" draw:layer="layout" svg:width="5.08cm" svg:height="3.81cm" svg:x="10.684cm" svg:y="9.467cm">
          <text:p text:style-name="P1"/>
          <draw:enhanced-geometry svg:viewBox="0 0 21600 21600" draw:type="rectangle" draw:enhanced-path="M 0 0 L 21600 0 21600 21600 0 21600 0 0 Z N"/>
        </draw:custom-shape>
        <draw:line draw:style-name="gr43" draw:text-style-name="P5" draw:layer="layout" svg:x1="11.954cm" svg:y1="11.372cm" svg:x2="11.954cm" svg:y2="8.832cm">
          <text:p text:style-name="P1"/>
        </draw:line>
        <draw:line draw:style-name="gr44" draw:text-style-name="P5" draw:layer="layout" svg:x1="11.954cm" svg:y1="11.372cm" svg:x2="14.494cm" svg:y2="11.372cm">
          <text:p text:style-name="P1"/>
        </draw:line>
        <draw:custom-shape draw:style-name="gr45" draw:layer="layout" svg:width="6.286cm" svg:height="3.81cm" draw:transform="rotate (0.7853981633973) translate (10.049cm 10.583cm)">
          <text:p text:style-name="P1"/>
          <draw:enhanced-geometry svg:viewBox="0 0 21600 21600" draw:type="rectangle" draw:enhanced-path="M 0 0 L 21600 0 21600 21600 0 21600 0 0 Z N"/>
        </draw:custom-shape>
        <draw:line draw:style-name="gr46" draw:text-style-name="P5" draw:layer="layout" svg:x1="11.954cm" svg:y1="11.372cm" svg:x2="14.494cm" svg:y2="8.832cm">
          <text:p text:style-name="P1"/>
        </draw:line>
        <draw:frame draw:style-name="gr21" draw:text-style-name="P1" draw:layer="layout" svg:width="6.35cm" svg:height="2.36cm" svg:x="1.236cm" svg:y="12.881cm">
          <draw:text-box>
            <text:p text:style-name="P1">1X1 Actor</text:p>
            <text:p text:style-name="P1">(and 2X2 Actor connection grid)</text:p>
          </draw:text-box>
        </draw:frame>
        <draw:frame draw:style-name="gr53" draw:layer="layout" svg:width="5.65cm" svg:height="0.954cm" svg:x="9.937cm" svg:y="14.151cm">
          <draw:text-box>
            <text:p text:style-name="P1">2X2 Actor cell grid</text:p>
          </draw:text-box>
        </draw:frame>
        <draw:frame draw:style-name="gr23" draw:layer="layout" svg:width="0.502cm" svg:height="0.954cm" svg:x="6.824cm" svg:y="14.47cm">
          <draw:text-box>
            <text:p text:style-name="P1"/>
          </draw:text-box>
        </draw:frame>
        <draw:custom-shape draw:style-name="gr54" draw:layer="layout" svg:width="1.27cm" svg:height="1.27cm" svg:x="1.871cm" svg:y="10.66cm">
          <text:p text:style-name="P1"/>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5" draw:layer="layout" svg:width="3.81cm" svg:height="3.81cm" svg:x="10.126cm" svg:y="9.39cm">
          <text:p text:style-name="P1"/>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6" draw:text-style-name="P1" draw:layer="layout" svg:width="19.757cm" svg:height="6.578cm" svg:x="0.601cm" svg:y="15.74cm">
          <draw:text-box>
            <text:p text:style-name="P1"><text:tab/>It is important to remember, however, that while an 2X2 actor actually takes up 4 cells, the tracing functions will evaulate and return a single cell's worth of data. <text:s/>The floor and ceiling data for a 2X2 actor at cell (0,0) will cover <text:span text:style-name="T18">all</text:span><text:span text:style-name="T19"> the</text:span> cells occupied by that 2X2 object when it is located at (0,0), including (1,0), (0,1), and (1,1). <text:s/>The data at (1,0) will includ the data for (2,0), (1,1), and (2,1), and so on. <text:s/>The cell data will overlap, but this is ok. <text:s/>This also means that there will be no data at rows and columns 255. <text:s/>This makes sense, as a 2X2 actor would then be half way off the map. </text:p>
          </draw:text-box>
        </draw:frame>
      </draw:page>
      <draw:page draw:name="New Connection Checks" draw:style-name="dp1" draw:master-page-name="Standard">
        <office:forms form:automatic-focus="false" form:apply-design-mode="false"/>
        <draw:frame draw:style-name="gr52" draw:text-style-name="P1" draw:layer="layout" svg:width="19.757cm" svg:height="12.202cm" svg:x="0.601cm" svg:y="0.5cm">
          <draw:text-box>
            <text:list text:style-name="L1">
              <text:list-item>
                <text:p text:style-name="P1">New Connection Checks</text:p>
              </text:list-item>
            </text:list>
            <text:list text:style-name="L1">
              <text:list-item>
                <text:p text:style-name="P1"><text:tab/>The existing connection check methods for 1X1 actors will now suffice for 2X2 actors for movement along normals. <text:s/>Both will require the addition of diagonal checks using the new data, but will likely be a cut-and-paste job of existing code.</text:p>
              </text:list-item>
            </text:list>
            <text:list text:style-name="L1">
              <text:list-item>
                <text:p text:style-name="P1"><text:tab/>The biggest change, however, will be the presence of two connection tables for each sized actor. <text:s/>One will be the standing table and the other will be the crouching table. <text:s/>A* will then use jumping between the two tables as a way to determine when crouching or walking would be more effective.</text:p>
              </text:list-item>
            </text:list>
            <text:list text:style-name="L1">
              <text:list-item>
                <text:p text:style-name="P1"><text:tab/>Additionally, other features will be tracked:</text:p>
              </text:list-item>
            </text:list>
            <text:list text:style-name="L1">
              <text:list-item>
                <text:list>
                  <text:list-item>
                    <text:list>
                      <text:list-item>
                        <text:list>
                          <text:list-item>
                            <text:p text:style-name="P10">Ladder presence in a cell to climb</text:p>
                          </text:list-item>
                        </text:list>
                      </text:list-item>
                    </text:list>
                  </text:list-item>
                </text:list>
              </text:list-item>
            </text:list>
            <text:list text:style-name="L1">
              <text:list-item>
                <text:list>
                  <text:list-item>
                    <text:list>
                      <text:list-item>
                        <text:list>
                          <text:list-item>
                            <text:p text:style-name="P10">A ladder in the cell beneath providing support for the cell above</text:p>
                          </text:list-item>
                        </text:list>
                      </text:list-item>
                    </text:list>
                  </text:list-item>
                </text:list>
              </text:list-item>
            </text:list>
            <text:list text:style-name="L1">
              <text:list-item>
                <text:list>
                  <text:list-item>
                    <text:list>
                      <text:list-item>
                        <text:list>
                          <text:list-item>
                            <text:p text:style-name="P10">An actual measurement of the distance to the floor below when walking off a ledge- there will be a set actual distance limitation instead of a cell distance limitation.</text:p>
                          </text:list-item>
                        </text:list>
                      </text:list-item>
                    </text:list>
                  </text:list-item>
                </text:list>
              </text:list-item>
            </text:list>
          </draw:text-box>
        </draw:frame>
        <draw:frame draw:style-name="gr32" draw:text-style-name="P1" draw:layer="layout" svg:width="19.757cm" svg:height="7.984cm" svg:x="0.601cm" svg:y="13.2cm">
          <draw:text-box>
            <text:p text:style-name="P1">Need for New Fall Handling</text:p>
            <text:p text:style-name="P1"><text:tab/>Because of the way the game is currently coded, falling off a cliff does not 'look' like falling off a cliff. <text:s/>Instead, the actor moves diagonally through the cliff and ends up at the lower location. <text:s/>I propose a 'falling' movement. <text:s/>This may or may not take TUs. <text:s/>The intent for this is two fold. <text:s/>First, it provides a real animation for falling, so the actor walks off the cliff and falls to the floor below. <text:s text:c="2"/>Second, it sets up the ability to have an actor fall when standing on a breakable that is destroyed. <text:s/>In the mine map, I have destroyed a plank with an actor on top. <text:s/>It would be appropriate for the actor to fall and possibly take some damage in the process.</text:p>
          </draw:text-box>
        </draw:frame>
        <draw:custom-shape draw:style-name="gr20" draw:text-style-name="P5" draw:layer="layout" svg:width="1.905cm" svg:height="1.905cm" svg:x="1.236cm" svg:y="25.265cm">
          <text:p text:style-name="P1"/>
          <draw:enhanced-geometry svg:viewBox="0 0 21600 21600" draw:type="rectangle" draw:enhanced-path="M 0 0 L 21600 0 21600 21600 0 21600 0 0 Z N"/>
        </draw:custom-shape>
        <draw:custom-shape draw:style-name="gr20" draw:text-style-name="P5" draw:layer="layout" svg:width="1.905cm" svg:height="1.905cm" svg:x="3.141cm" svg:y="27.259cm">
          <text:p text:style-name="P1"/>
          <draw:enhanced-geometry svg:viewBox="0 0 21600 21600" draw:type="rectangle" draw:enhanced-path="M 0 0 L 21600 0 21600 21600 0 21600 0 0 Z N"/>
        </draw:custom-shape>
        <draw:custom-shape draw:style-name="gr57" draw:text-style-name="P5" draw:layer="layout" svg:width="1.905cm" svg:height="1.905cm" svg:x="1.236cm" svg:y="23.36cm">
          <text:p text:style-name="P1"/>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9" draw:text-style-name="P5" draw:layer="layout" svg:x1="2.506cm" svg:y1="24.63cm" svg:x2="4.411cm" svg:y2="26.535cm">
          <text:p text:style-name="P1"/>
        </draw:line>
        <draw:custom-shape draw:style-name="gr20" draw:text-style-name="P5" draw:layer="layout" svg:width="1.905cm" svg:height="1.905cm" svg:x="6.951cm" svg:y="25.265cm">
          <text:p text:style-name="P1"/>
          <draw:enhanced-geometry svg:viewBox="0 0 21600 21600" draw:type="rectangle" draw:enhanced-path="M 0 0 L 21600 0 21600 21600 0 21600 0 0 Z N"/>
        </draw:custom-shape>
        <draw:custom-shape draw:style-name="gr20" draw:text-style-name="P5" draw:layer="layout" svg:width="1.905cm" svg:height="1.905cm" svg:x="8.856cm" svg:y="27.259cm">
          <text:p text:style-name="P1"/>
          <draw:enhanced-geometry svg:viewBox="0 0 21600 21600" draw:type="rectangle" draw:enhanced-path="M 0 0 L 21600 0 21600 21600 0 21600 0 0 Z N"/>
        </draw:custom-shape>
        <draw:custom-shape draw:style-name="gr57" draw:text-style-name="P5" draw:layer="layout" svg:width="1.905cm" svg:height="1.905cm" svg:x="6.951cm" svg:y="23.36cm">
          <text:p text:style-name="P1"/>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9" draw:text-style-name="P5" draw:layer="layout" svg:x1="8.221cm" svg:y1="24.63cm" svg:x2="10.126cm" svg:y2="24.63cm">
          <text:p text:style-name="P1"/>
        </draw:line>
        <draw:line draw:style-name="gr9" draw:text-style-name="P5" draw:layer="layout" svg:x1="10.126cm" svg:y1="24.63cm" svg:x2="10.126cm" svg:y2="26.535cm">
          <text:p text:style-name="P1"/>
        </draw:line>
        <draw:custom-shape draw:style-name="gr20" draw:text-style-name="P5" draw:layer="layout" svg:width="1.905cm" svg:height="1.905cm" svg:x="12.031cm" svg:y="25.265cm">
          <text:p text:style-name="P1"/>
          <draw:enhanced-geometry svg:viewBox="0 0 21600 21600" draw:type="rectangle" draw:enhanced-path="M 0 0 L 21600 0 21600 21600 0 21600 0 0 Z N"/>
        </draw:custom-shape>
        <draw:custom-shape draw:style-name="gr20" draw:text-style-name="P5" draw:layer="layout" svg:width="1.905cm" svg:height="1.905cm" svg:x="13.936cm" svg:y="27.259cm">
          <text:p text:style-name="P1"/>
          <draw:enhanced-geometry svg:viewBox="0 0 21600 21600" draw:type="rectangle" draw:enhanced-path="M 0 0 L 21600 0 21600 21600 0 21600 0 0 Z N"/>
        </draw:custom-shape>
        <draw:custom-shape draw:style-name="gr57" draw:text-style-name="P5" draw:layer="layout" svg:width="1.905cm" svg:height="1.905cm" svg:x="13.911cm" svg:y="23.137cm">
          <text:p text:style-name="P1"/>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0" draw:text-style-name="P5" draw:layer="layout" svg:width="1.905cm" svg:height="1.905cm" svg:x="15.841cm" svg:y="25.265cm">
          <text:p text:style-name="P1"/>
          <draw:enhanced-geometry svg:viewBox="0 0 21600 21600" draw:type="rectangle" draw:enhanced-path="M 0 0 L 21600 0 21600 21600 0 21600 0 0 Z N"/>
        </draw:custom-shape>
        <draw:custom-shape draw:style-name="gr58" draw:text-style-name="P5" draw:layer="layout" svg:width="3.635cm" svg:height="0.149cm" svg:x="13.13cm" svg:y="25.097cm">
          <text:p text:style-name="P1"/>
          <draw:enhanced-geometry svg:viewBox="0 0 21600 21600" draw:mirror-vertical="true" draw:type="rectangle" draw:enhanced-path="M 0 0 L 21600 0 21600 21600 0 21600 0 0 Z N"/>
        </draw:custom-shape>
        <draw:line draw:style-name="gr9" draw:text-style-name="P5" draw:layer="layout" svg:x1="14.885cm" svg:y1="24.852cm" svg:x2="14.885cm" svg:y2="26.757cm">
          <text:p text:style-name="P1"/>
        </draw:line>
        <draw:frame draw:style-name="gr53" draw:layer="layout" svg:width="1.493cm" svg:height="0.954cm" svg:x="1.212cm" svg:y="22.502cm">
          <draw:text-box>
            <text:p text:style-name="P1">Old</text:p>
          </draw:text-box>
        </draw:frame>
        <draw:frame draw:style-name="gr53" draw:layer="layout" svg:width="1.764cm" svg:height="0.954cm" svg:x="6.974cm" svg:y="22.428cm">
          <draw:text-box>
            <text:p text:style-name="P1">New</text:p>
          </draw:text-box>
        </draw:frame>
        <draw:frame draw:style-name="gr53" draw:layer="layout" svg:width="5.193cm" svg:height="0.954cm" svg:x="12.24cm" svg:y="22.33cm">
          <draw:text-box>
            <text:p text:style-name="P1">With Breakables</text:p>
          </draw:text-box>
        </draw:frame>
      </draw:page>
      <draw:page draw:name="New Pathfinding" draw:style-name="dp1" draw:master-page-name="Standard">
        <office:forms form:automatic-focus="false" form:apply-design-mode="false"/>
        <draw:frame draw:style-name="gr33" draw:text-style-name="P1" draw:layer="layout" svg:width="19.757cm" svg:height="15.717cm" svg:x="0.601cm" svg:y="0.5cm">
          <draw:text-box>
            <text:list text:style-name="L1">
              <text:list-item>
                <text:p text:style-name="P1">New Pathfinding</text:p>
              </text:list-item>
            </text:list>
            <text:list text:style-name="L1">
              <text:list-item>
                <text:p text:style-name="P1"><text:tab/>The core A* function will work, but a few changes will need to be made. <text:s/>First, a check for toggling kneeling/standing will be needed. <text:s/>Also, a check for falling/descending and climbing/rising will be needed. <text:s/>So from any given cell, these will be the following pathfinding vectors:</text:p>
              </text:list-item>
            </text:list>
            <text:list text:style-name="L1">
              <text:list-item>
                <text:list>
                  <text:list-item>
                    <text:list>
                      <text:list-item>
                        <text:p text:style-name="P11">North</text:p>
                      </text:list-item>
                    </text:list>
                  </text:list-item>
                </text:list>
              </text:list-item>
            </text:list>
            <text:list text:style-name="L1">
              <text:list-item>
                <text:list>
                  <text:list-item>
                    <text:list>
                      <text:list-item>
                        <text:p text:style-name="P11">South</text:p>
                      </text:list-item>
                    </text:list>
                  </text:list-item>
                </text:list>
              </text:list-item>
            </text:list>
            <text:list text:style-name="L1">
              <text:list-item>
                <text:list>
                  <text:list-item>
                    <text:list>
                      <text:list-item>
                        <text:p text:style-name="P11">East</text:p>
                      </text:list-item>
                    </text:list>
                  </text:list-item>
                </text:list>
              </text:list-item>
            </text:list>
            <text:list text:style-name="L1">
              <text:list-item>
                <text:list>
                  <text:list-item>
                    <text:list>
                      <text:list-item>
                        <text:p text:style-name="P11">West</text:p>
                      </text:list-item>
                    </text:list>
                  </text:list-item>
                </text:list>
              </text:list-item>
            </text:list>
            <text:list text:style-name="L1">
              <text:list-item>
                <text:list>
                  <text:list-item>
                    <text:list>
                      <text:list-item>
                        <text:p text:style-name="P11">NorthEast</text:p>
                      </text:list-item>
                    </text:list>
                  </text:list-item>
                </text:list>
              </text:list-item>
            </text:list>
            <text:list text:style-name="L1">
              <text:list-item>
                <text:list>
                  <text:list-item>
                    <text:list>
                      <text:list-item>
                        <text:p text:style-name="P11">SouthEast</text:p>
                      </text:list-item>
                    </text:list>
                  </text:list-item>
                </text:list>
              </text:list-item>
            </text:list>
            <text:list text:style-name="L1">
              <text:list-item>
                <text:list>
                  <text:list-item>
                    <text:list>
                      <text:list-item>
                        <text:p text:style-name="P11">SouthWest</text:p>
                      </text:list-item>
                    </text:list>
                  </text:list-item>
                </text:list>
              </text:list-item>
            </text:list>
            <text:list text:style-name="L1">
              <text:list-item>
                <text:list>
                  <text:list-item>
                    <text:list>
                      <text:list-item>
                        <text:p text:style-name="P11">NorthWest</text:p>
                      </text:list-item>
                    </text:list>
                  </text:list-item>
                </text:list>
              </text:list-item>
            </text:list>
            <text:list text:style-name="L1">
              <text:list-item>
                <text:list>
                  <text:list-item>
                    <text:list>
                      <text:list-item>
                        <text:p text:style-name="P11">Up</text:p>
                      </text:list-item>
                    </text:list>
                  </text:list-item>
                </text:list>
              </text:list-item>
            </text:list>
            <text:list text:style-name="L1">
              <text:list-item>
                <text:list>
                  <text:list-item>
                    <text:list>
                      <text:list-item>
                        <text:p text:style-name="P11">Down/Fall</text:p>
                      </text:list-item>
                    </text:list>
                  </text:list-item>
                </text:list>
              </text:list-item>
            </text:list>
            <text:list text:style-name="L1">
              <text:list-item>
                <text:list>
                  <text:list-item>
                    <text:list>
                      <text:list-item>
                        <text:p text:style-name="P11">Stand/Crouch</text:p>
                      </text:list-item>
                    </text:list>
                  </text:list-item>
                </text:list>
              </text:list-item>
            </text:list>
            <text:list text:style-name="L1">
              <text:list-item>
                <text:p text:style-name="P1"><text:tab/>There will also need to be two sets of these vectors per cell- one for when standing and one for when kneeling. Also, for determining the TUs needed for using a ladder, if ladders are directional, the best direction into that cell must be recorded as well.</text:p>
              </text:list-item>
            </text:list>
            <text:list text:style-name="L1">
              <text:list-item>
                <text:p text:style-name="P1"/>
              </text:list-item>
            </text:list>
          </draw:text-box>
        </draw:frame>
        <draw:custom-shape draw:style-name="gr20" draw:text-style-name="P5" draw:layer="layout" svg:width="8.16cm" svg:height="8.16cm" svg:x="0.696cm" svg:y="18.915cm">
          <text:p text:style-name="P1"/>
          <draw:enhanced-geometry svg:viewBox="0 0 21600 21600" draw:type="rectangle" draw:enhanced-path="M 0 0 L 21600 0 21600 21600 0 21600 0 0 Z N"/>
        </draw:custom-shape>
        <draw:frame draw:style-name="gr53" draw:layer="layout" svg:width="2.288cm" svg:height="0.954cm" svg:x="0.601cm" svg:y="26.216cm">
          <draw:text-box>
            <text:p text:style-name="P1">SW=3</text:p>
          </draw:text-box>
        </draw:frame>
        <draw:frame draw:style-name="gr53" draw:layer="layout" svg:width="2.322cm" svg:height="0.954cm" svg:x="0.601cm" svg:y="18.915cm">
          <draw:text-box>
            <text:p text:style-name="P1">NW=3</text:p>
          </draw:text-box>
        </draw:frame>
        <draw:frame draw:style-name="gr53" draw:layer="layout" svg:width="2.077cm" svg:height="0.954cm" svg:x="6.951cm" svg:y="26.216cm">
          <draw:text-box>
            <text:p text:style-name="P1">SE=3</text:p>
          </draw:text-box>
        </draw:frame>
        <draw:frame draw:style-name="gr53" draw:layer="layout" svg:width="2.111cm" svg:height="0.954cm" svg:x="6.745cm" svg:y="18.915cm">
          <draw:text-box>
            <text:p text:style-name="P1">NE=3</text:p>
          </draw:text-box>
        </draw:frame>
        <draw:frame draw:style-name="gr53" draw:layer="layout" svg:width="1.687cm" svg:height="0.954cm" svg:x="3.776cm" svg:y="18.915cm">
          <draw:text-box>
            <text:p text:style-name="P1">N=2</text:p>
          </draw:text-box>
        </draw:frame>
        <draw:frame draw:style-name="gr53" draw:layer="layout" svg:width="1.865cm" svg:height="0.954cm" svg:x="0.601cm" svg:y="22.406cm">
          <draw:text-box>
            <text:p text:style-name="P1">W=2</text:p>
          </draw:text-box>
        </draw:frame>
        <draw:frame draw:style-name="gr53" draw:layer="layout" svg:width="1.653cm" svg:height="0.954cm" svg:x="7.203cm" svg:y="22.406cm">
          <draw:text-box>
            <text:p text:style-name="P1">E=2</text:p>
          </draw:text-box>
        </draw:frame>
        <draw:frame draw:style-name="gr53" draw:layer="layout" svg:width="1.653cm" svg:height="0.954cm" svg:x="3.776cm" svg:y="26.216cm">
          <draw:text-box>
            <text:p text:style-name="P1">S=2</text:p>
          </draw:text-box>
        </draw:frame>
        <draw:frame draw:style-name="gr53" draw:layer="layout" svg:width="2.043cm" svg:height="0.954cm" svg:x="3.359cm" svg:y="20.501cm">
          <draw:text-box>
            <text:p text:style-name="P1">Up=2</text:p>
          </draw:text-box>
        </draw:frame>
        <draw:frame draw:style-name="gr53" draw:layer="layout" svg:width="2.864cm" svg:height="0.954cm" svg:x="3.141cm" svg:y="22.406cm">
          <draw:text-box>
            <text:p text:style-name="P1">Kneel=1</text:p>
          </draw:text-box>
        </draw:frame>
        <draw:frame draw:style-name="gr53" draw:layer="layout" svg:width="2.043cm" svg:height="0.954cm" svg:x="3.359cm" svg:y="23.995cm">
          <draw:text-box>
            <text:p text:style-name="P1">Dn=2</text:p>
          </draw:text-box>
        </draw:frame>
        <draw:custom-shape draw:style-name="gr59" draw:text-style-name="P5" draw:layer="layout" svg:width="3.81cm" svg:height="3.81cm" svg:x="12.666cm" svg:y="18.915cm">
          <text:p text:style-name="P3">(1, 2, 3)</text:p>
          <text:p text:style-name="P3">Standing</text:p>
          <text:p text:style-name="P3">Best TUs:7</text:p>
          <text:p text:style-name="P3">Best Dir:3</text:p>
          <draw:enhanced-geometry svg:viewBox="0 0 21600 21600" draw:type="rectangle" draw:enhanced-path="M 0 0 L 21600 0 21600 21600 0 21600 0 0 Z N"/>
        </draw:custom-shape>
        <draw:custom-shape draw:style-name="gr59" draw:text-style-name="P5" draw:layer="layout" svg:width="3.81cm" svg:height="3.81cm" svg:x="12.666cm" svg:y="23.36cm">
          <text:p text:style-name="P3">(1, 2, 3)</text:p>
          <text:p text:style-name="P3">Kneeling</text:p>
          <text:p text:style-name="P3">Best TUs:8</text:p>
          <text:p text:style-name="P3">Best Dir:3</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3" draw:display-name="Gradient 3" draw:style="radial" draw:cx="30%" draw:cy="30%" draw:start-color="#800000" draw:end-color="#ffff00" draw:start-intensity="100%" draw:end-intensity="100%" draw:border="2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100%" fo:padding-top="0.125cm" fo:padding-bottom="0.125cm" fo:padding-left="0.25cm" fo:padding-right="0.25cm" draw:shadow="hidden" draw:shadow-offset-x="0.3cm" draw:shadow-offset-y="0.3cm" draw:shadow-color="#808080" draw:shadow-opacity="10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ransparent" style:family="graphic" style:parent-style-name="standard">
      <style:graphic-properties draw:stroke="solid" draw:stroke-dash="Dash_20_2" svg:stroke-width="0cm" svg:stroke-color="#000000" draw:marker-start-width="0.3cm" draw:marker-start-center="false" draw:marker-end-width="0.3cm" draw:marker-end-center="false" svg:stroke-opacity="100%" draw:stroke-linejoin="round" draw:fill="solid" draw:fill-color="#3deb3d" draw:secondary-fill-color="#99ccff" draw:fill-gradient-name="Gradient_20_3" draw:gradient-step-count="0" draw:fill-hatch-name="Hatch_20_1" draw:fill-hatch-solid="false" draw:fill-image-name="Bitmape_20_1" draw:opacity="4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40%" text:animation="none" text:animation-direction="left" text:animation-start-inside="false" text:animation-stop-inside="false" text:animation-repeat="0" text:animation-delay="PT00H00M00S" text:animation-steps="0cm">
        <text:list-style style:name="Transparent">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text-autospace="ideograph-alpha" style:punctuation-wrap="simple" style:line-break="strict"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de" fo:country="DE" fo:font-style="normal" fo:text-shadow="none" style:text-underline-style="none" fo:font-weight="normal" style:text-underline-mode="continuous" style:text-line-through-mode="continuous" style:letter-kerning="true" style:font-family-asian="'Arial Unicode MS'"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office:styles>
  <office:automatic-styles>
    <style:page-layout style:name="PM0">
      <style:page-layout-properties fo:margin-top="0.5cm" fo:margin-bottom="0.536cm" fo:margin-left="0.601cm" fo:margin-right="0.642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dc:title>UFOAI: Pathfinding</dc:title>
    <dc:subject>Connection checks and forbidden areas/fields</dc:subject>
    <meta:creation-date>2007-07-31T10:14:42</meta:creation-date>
    <dc:date>2008-05-23T20:56:53</dc:date>
    <meta:keyword>ufoai pathfinding moving</meta:keyword>
    <dc:language>de-DE</dc:language>
    <meta:editing-cycles>1</meta:editing-cycles>
    <meta:editing-duration>PT0S</meta:editing-duration>
    <meta:user-defined meta:name="Info 1"/>
    <meta:user-defined meta:name="Info 2"/>
    <meta:user-defined meta:name="Info 3"/>
    <meta:user-defined meta:name="Info 4"/>
    <meta:document-statistic meta:object-count="272"/>
  </office:meta>
</office:document-meta>
</file>